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a1" svg:font-family="Symbola" style:font-adornments="Bold" style:font-pitch="variable" style:font-charset="x-symbol"/>
    <style:font-face style:name="Symbola" svg:font-family="Symbola" style:font-adornments="Regular" style:font-pitch="variable" style:font-charset="x-symbol"/>
    <style:font-face style:name="Helvetica Neue1" svg:font-family="'Helvetica Neue'" style:font-pitch="variable"/>
    <style:font-face style:name="Helvetica Neue" svg:font-family="'Helvetica Neue'" style:font-adornments="Bold" style:font-pitch="variable"/>
    <style:font-face style:name="Symbola2"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4935b"/>
    </style:style>
    <style:style style:name="P2" style:family="paragraph" style:parent-style-name="Standard">
      <style:text-properties officeooo:paragraph-rsid="00071bd7"/>
    </style:style>
    <style:style style:name="P3" style:family="paragraph" style:parent-style-name="Standard">
      <style:text-properties officeooo:paragraph-rsid="000d2e81"/>
    </style:style>
    <style:style style:name="P4" style:family="paragraph" style:parent-style-name="Standard">
      <style:text-properties officeooo:paragraph-rsid="000ff4ff"/>
    </style:style>
    <style:style style:name="P5" style:family="paragraph" style:parent-style-name="Standard">
      <style:text-properties officeooo:paragraph-rsid="00157e9e"/>
    </style:style>
    <style:style style:name="P6" style:family="paragraph" style:parent-style-name="Standard">
      <style:paragraph-properties fo:text-align="center" style:justify-single-word="false"/>
      <style:text-properties officeooo:paragraph-rsid="004110e7"/>
    </style:style>
    <style:style style:name="P7" style:family="paragraph" style:parent-style-name="Standard">
      <style:paragraph-properties fo:text-align="center" style:justify-single-word="false"/>
      <style:text-properties officeooo:paragraph-rsid="00548d23"/>
    </style:style>
    <style:style style:name="P8" style:family="paragraph" style:parent-style-name="Standard">
      <style:paragraph-properties fo:text-align="center" style:justify-single-word="false"/>
      <style:text-properties officeooo:paragraph-rsid="0055e92e"/>
    </style:style>
    <style:style style:name="P9" style:family="paragraph" style:parent-style-name="Standard">
      <style:paragraph-properties fo:text-align="center" style:justify-single-word="false"/>
      <style:text-properties officeooo:paragraph-rsid="0010afb3"/>
    </style:style>
    <style:style style:name="P10" style:family="paragraph" style:parent-style-name="Standard">
      <style:text-properties officeooo:paragraph-rsid="001feec8"/>
    </style:style>
    <style:style style:name="P11" style:family="paragraph" style:parent-style-name="Standard">
      <style:text-properties officeooo:paragraph-rsid="0021f2e7"/>
    </style:style>
    <style:style style:name="P12" style:family="paragraph" style:parent-style-name="Standard">
      <style:text-properties officeooo:paragraph-rsid="0024772d"/>
    </style:style>
    <style:style style:name="P13" style:family="paragraph" style:parent-style-name="Standard">
      <style:text-properties officeooo:paragraph-rsid="0029ab9e"/>
    </style:style>
    <style:style style:name="P14" style:family="paragraph" style:parent-style-name="Standard">
      <style:text-properties officeooo:paragraph-rsid="003d6e72"/>
    </style:style>
    <style:style style:name="P15" style:family="paragraph" style:parent-style-name="Standard">
      <style:text-properties officeooo:paragraph-rsid="004110e7"/>
    </style:style>
    <style:style style:name="P16" style:family="paragraph" style:parent-style-name="Standard">
      <style:text-properties officeooo:paragraph-rsid="0041c776"/>
    </style:style>
    <style:style style:name="P17" style:family="paragraph" style:parent-style-name="Standard">
      <style:text-properties officeooo:paragraph-rsid="004602f6"/>
    </style:style>
    <style:style style:name="P18" style:family="paragraph" style:parent-style-name="Standard">
      <style:text-properties officeooo:paragraph-rsid="00498443"/>
    </style:style>
    <style:style style:name="P19" style:family="paragraph" style:parent-style-name="Standard">
      <style:text-properties officeooo:paragraph-rsid="004aa222"/>
    </style:style>
    <style:style style:name="P20" style:family="paragraph" style:parent-style-name="Standard">
      <style:text-properties officeooo:rsid="0010afb3"/>
    </style:style>
    <style:style style:name="P21" style:family="paragraph" style:parent-style-name="Standard">
      <style:text-properties officeooo:rsid="0010afb3" officeooo:paragraph-rsid="0010afb3"/>
    </style:style>
    <style:style style:name="P22" style:family="paragraph" style:parent-style-name="Standard">
      <style:text-properties officeooo:rsid="0010afb3" officeooo:paragraph-rsid="00498443"/>
    </style:style>
    <style:style style:name="P23" style:family="paragraph" style:parent-style-name="Standard">
      <style:text-properties officeooo:rsid="0010afb3" officeooo:paragraph-rsid="001173ac"/>
    </style:style>
    <style:style style:name="P24" style:family="paragraph" style:parent-style-name="Standard">
      <style:text-properties officeooo:rsid="0010afb3" officeooo:paragraph-rsid="004110e7"/>
    </style:style>
    <style:style style:name="P25" style:family="paragraph" style:parent-style-name="Standard">
      <style:text-properties officeooo:rsid="0010afb3" officeooo:paragraph-rsid="0045331c"/>
    </style:style>
    <style:style style:name="P26" style:family="paragraph" style:parent-style-name="Standard">
      <style:paragraph-properties fo:text-align="center" style:justify-single-word="false"/>
      <style:text-properties officeooo:rsid="0010afb3" officeooo:paragraph-rsid="004110e7"/>
    </style:style>
    <style:style style:name="P27" style:family="paragraph" style:parent-style-name="Standard">
      <style:paragraph-properties fo:text-align="center" style:justify-single-word="false"/>
      <style:text-properties officeooo:rsid="0010afb3" officeooo:paragraph-rsid="0010afb3"/>
    </style:style>
    <style:style style:name="P28" style:family="paragraph" style:parent-style-name="Standard">
      <style:paragraph-properties fo:text-align="center" style:justify-single-word="false"/>
      <style:text-properties officeooo:rsid="0010afb3" officeooo:paragraph-rsid="0058fe07"/>
    </style:style>
    <style:style style:name="P29" style:family="paragraph" style:parent-style-name="Standard">
      <style:paragraph-properties fo:text-align="center" style:justify-single-word="false"/>
      <style:text-properties officeooo:rsid="0010afb3" officeooo:paragraph-rsid="0062b5f6"/>
    </style:style>
    <style:style style:name="P30" style:family="paragraph" style:parent-style-name="Standard">
      <style:paragraph-properties fo:text-align="center" style:justify-single-word="false"/>
      <style:text-properties officeooo:rsid="0010afb3" officeooo:paragraph-rsid="006432a6"/>
    </style:style>
    <style:style style:name="P31" style:family="paragraph" style:parent-style-name="Standard">
      <style:text-properties officeooo:rsid="0010afb3" officeooo:paragraph-rsid="001fe2d4"/>
    </style:style>
    <style:style style:name="P32" style:family="paragraph" style:parent-style-name="Standard">
      <style:text-properties officeooo:rsid="0010afb3" officeooo:paragraph-rsid="00209356"/>
    </style:style>
    <style:style style:name="P33" style:family="paragraph" style:parent-style-name="Standard">
      <style:text-properties officeooo:rsid="0010afb3" officeooo:paragraph-rsid="004e0800"/>
    </style:style>
    <style:style style:name="P34" style:family="paragraph" style:parent-style-name="Standard">
      <style:text-properties officeooo:rsid="0010afb3" officeooo:paragraph-rsid="004fd248"/>
    </style:style>
    <style:style style:name="P35" style:family="paragraph" style:parent-style-name="Standard">
      <style:text-properties officeooo:rsid="0010afb3" officeooo:paragraph-rsid="002ce298"/>
    </style:style>
    <style:style style:name="P36" style:family="paragraph" style:parent-style-name="Standard">
      <style:text-properties officeooo:rsid="0010afb3" officeooo:paragraph-rsid="0084bab6"/>
    </style:style>
    <style:style style:name="P37" style:family="paragraph" style:parent-style-name="Standard">
      <style:text-properties officeooo:rsid="0010afb3" officeooo:paragraph-rsid="00859287"/>
    </style:style>
    <style:style style:name="P38" style:family="paragraph" style:parent-style-name="Standard">
      <style:text-properties officeooo:rsid="0010afb3" officeooo:paragraph-rsid="008b3728"/>
    </style:style>
    <style:style style:name="P39" style:family="paragraph" style:parent-style-name="Standard">
      <style:text-properties fo:font-style="normal" officeooo:rsid="000e8108" officeooo:paragraph-rsid="003f8a16" style:font-style-asian="normal" style:font-style-complex="normal"/>
    </style:style>
    <style:style style:name="P40" style:family="paragraph" style:parent-style-name="Standard">
      <style:text-properties fo:font-style="normal" officeooo:rsid="0004935b" officeooo:paragraph-rsid="000d79d2" style:font-style-asian="normal" style:font-style-complex="normal"/>
    </style:style>
    <style:style style:name="P41" style:family="paragraph" style:parent-style-name="Standard">
      <style:text-properties officeooo:rsid="0004935b"/>
    </style:style>
    <style:style style:name="P42" style:family="paragraph" style:parent-style-name="Standard">
      <style:text-properties officeooo:rsid="0004935b" officeooo:paragraph-rsid="004aa222"/>
    </style:style>
    <style:style style:name="P43" style:family="paragraph" style:parent-style-name="Standard">
      <style:text-properties officeooo:rsid="0008e0a2" officeooo:paragraph-rsid="004aa222"/>
    </style:style>
    <style:style style:name="P44" style:family="paragraph" style:parent-style-name="Standard">
      <style:text-properties officeooo:rsid="000abdb4"/>
    </style:style>
    <style:style style:name="P45" style:family="paragraph" style:parent-style-name="Standard">
      <style:text-properties officeooo:rsid="000abdb4" officeooo:paragraph-rsid="004aa222"/>
    </style:style>
    <style:style style:name="P46" style:family="paragraph" style:parent-style-name="Standard">
      <style:paragraph-properties fo:text-align="center" style:justify-single-word="false"/>
      <style:text-properties fo:font-style="italic" officeooo:rsid="0010afb3" officeooo:paragraph-rsid="004110e7" style:font-style-asian="italic" style:font-style-complex="italic"/>
    </style:style>
    <style:style style:name="P47" style:family="paragraph" style:parent-style-name="Standard">
      <style:text-properties officeooo:rsid="0041c776" officeooo:paragraph-rsid="00498443"/>
    </style:style>
    <style:style style:name="P48" style:family="paragraph" style:parent-style-name="Standard">
      <style:text-properties officeooo:rsid="0043403b" officeooo:paragraph-rsid="0041c776"/>
    </style:style>
    <style:style style:name="P49" style:family="paragraph" style:parent-style-name="Standard">
      <style:text-properties officeooo:rsid="0043403b" officeooo:paragraph-rsid="0043403b"/>
    </style:style>
    <style:style style:name="P50" style:family="paragraph" style:parent-style-name="Standard">
      <style:text-properties officeooo:rsid="004ad2b5" officeooo:paragraph-rsid="004ad2b5"/>
    </style:style>
    <style:style style:name="P51" style:family="paragraph" style:parent-style-name="Standard">
      <style:paragraph-properties fo:text-align="center" style:justify-single-word="false"/>
      <style:text-properties officeooo:rsid="004ad2b5" officeooo:paragraph-rsid="004ad2b5"/>
    </style:style>
    <style:style style:name="P52" style:family="paragraph" style:parent-style-name="Standard">
      <style:text-properties officeooo:rsid="0021f2e7" officeooo:paragraph-rsid="004110e7"/>
    </style:style>
    <style:style style:name="P53" style:family="paragraph" style:parent-style-name="Standard">
      <style:text-properties officeooo:rsid="00157e9e" officeooo:paragraph-rsid="00157e9e"/>
    </style:style>
    <style:style style:name="P54" style:family="paragraph" style:parent-style-name="Standard">
      <style:text-properties officeooo:rsid="003ce8c8" officeooo:paragraph-rsid="003ce8c8"/>
    </style:style>
    <style:style style:name="P55" style:family="paragraph" style:parent-style-name="Standard">
      <style:text-properties officeooo:rsid="003ce8c8" officeooo:paragraph-rsid="003d6e72"/>
    </style:style>
    <style:style style:name="P56" style:family="paragraph" style:parent-style-name="Standard">
      <style:text-properties officeooo:paragraph-rsid="004c08f0"/>
    </style:style>
    <style:style style:name="P57" style:family="paragraph" style:parent-style-name="Standard">
      <style:text-properties officeooo:paragraph-rsid="004e0800"/>
    </style:style>
    <style:style style:name="P58" style:family="paragraph" style:parent-style-name="Standard">
      <style:paragraph-properties fo:text-align="center" style:justify-single-word="false"/>
      <style:text-properties style:font-name="Helvetica Neue1" fo:font-size="49pt" fo:font-weight="bold" officeooo:rsid="006e51c8" officeooo:paragraph-rsid="006e51c8" style:font-size-asian="49pt" style:font-weight-asian="bold" style:font-size-complex="49pt" style:font-weight-complex="bold"/>
    </style:style>
    <style:style style:name="P59" style:family="paragraph" style:parent-style-name="Standard">
      <style:text-properties officeooo:rsid="006d4b7c" officeooo:paragraph-rsid="006d4b7c"/>
    </style:style>
    <style:style style:name="P60" style:family="paragraph" style:parent-style-name="Standard">
      <style:text-properties officeooo:rsid="004e0800" officeooo:paragraph-rsid="004e0800"/>
    </style:style>
    <style:style style:name="P61" style:family="paragraph" style:parent-style-name="Standard">
      <style:text-properties officeooo:rsid="0072152c" officeooo:paragraph-rsid="0072152c"/>
    </style:style>
    <style:style style:name="P62" style:family="paragraph" style:parent-style-name="Standard">
      <style:text-properties officeooo:rsid="006bf38b" officeooo:paragraph-rsid="006bf38b"/>
    </style:style>
    <style:style style:name="P63" style:family="paragraph" style:parent-style-name="Standard">
      <style:paragraph-properties fo:text-align="center" style:justify-single-word="false"/>
      <style:text-properties style:text-line-through-style="none" style:text-line-through-type="none" fo:font-style="normal" officeooo:rsid="00571e26" officeooo:paragraph-rsid="006bf38b" style:font-style-asian="normal" style:font-style-complex="normal"/>
    </style:style>
    <style:style style:name="P64" style:family="paragraph" style:parent-style-name="Standard">
      <style:paragraph-properties fo:text-align="center" style:justify-single-word="false"/>
      <style:text-properties style:text-line-through-style="none" style:text-line-through-type="none" officeooo:rsid="00548d23" officeooo:paragraph-rsid="00548d23"/>
    </style:style>
    <style:style style:name="P65" style:family="paragraph" style:parent-style-name="Standard">
      <style:text-properties style:text-line-through-style="none" style:text-line-through-type="none" officeooo:rsid="00548d23" officeooo:paragraph-rsid="00548d23"/>
    </style:style>
    <style:style style:name="P66" style:family="paragraph" style:parent-style-name="Standard">
      <style:paragraph-properties fo:text-align="center" style:justify-single-word="false"/>
      <style:text-properties style:text-line-through-style="none" style:text-line-through-type="none" fo:font-style="italic" officeooo:rsid="0058fe07" officeooo:paragraph-rsid="0058fe07" style:font-style-asian="italic" style:font-style-complex="italic"/>
    </style:style>
    <style:style style:name="P67" style:family="paragraph" style:parent-style-name="Standard">
      <style:paragraph-properties fo:text-align="center" style:justify-single-word="false"/>
      <style:text-properties style:text-line-through-style="none" style:text-line-through-type="none" fo:font-style="italic" officeooo:rsid="005ade8b" officeooo:paragraph-rsid="005ade8b" style:font-style-asian="italic" style:font-style-complex="italic"/>
    </style:style>
    <style:style style:name="P68" style:family="paragraph" style:parent-style-name="Standard">
      <style:paragraph-properties fo:text-align="center" style:justify-single-word="false"/>
      <style:text-properties style:text-line-through-style="none" style:text-line-through-type="none" officeooo:rsid="008cc11f" officeooo:paragraph-rsid="008cc11f"/>
    </style:style>
    <style:style style:name="P69" style:family="paragraph" style:parent-style-name="Standard">
      <style:text-properties officeooo:rsid="0074a3b9" officeooo:paragraph-rsid="0074a3b9"/>
    </style:style>
    <style:style style:name="P70" style:family="paragraph" style:parent-style-name="Standard">
      <style:text-properties officeooo:rsid="00080b6b" officeooo:paragraph-rsid="004aa222"/>
    </style:style>
    <style:style style:name="P71" style:family="paragraph" style:parent-style-name="Standard">
      <style:text-properties officeooo:rsid="0069927c" officeooo:paragraph-rsid="0069927c"/>
    </style:style>
    <style:style style:name="P72" style:family="paragraph" style:parent-style-name="Standard">
      <style:text-properties officeooo:rsid="0074d912" officeooo:paragraph-rsid="0074d912"/>
    </style:style>
    <style:style style:name="P73" style:family="paragraph" style:parent-style-name="Standard">
      <style:paragraph-properties fo:text-align="center" style:justify-single-word="false"/>
      <style:text-properties style:font-name="Symbola2" fo:font-size="11pt" fo:font-weight="bold" officeooo:rsid="006e51c8" officeooo:paragraph-rsid="006e51c8" style:font-size-asian="9.60000038146973pt" style:font-weight-asian="bold" style:font-size-complex="11pt" style:font-weight-complex="bold"/>
    </style:style>
    <style:style style:name="P74" style:family="paragraph" style:parent-style-name="Standard">
      <style:paragraph-properties fo:text-align="center" style:justify-single-word="false"/>
      <style:text-properties style:font-name="Symbola2" fo:font-size="11pt" fo:font-weight="bold" officeooo:rsid="007930fa" officeooo:paragraph-rsid="007f2745" style:font-size-asian="9.60000038146973pt" style:font-weight-asian="bold" style:font-size-complex="11pt" style:font-weight-complex="bold"/>
    </style:style>
    <style:style style:name="P75" style:family="paragraph" style:parent-style-name="Standard">
      <style:text-properties officeooo:rsid="004c08f0" officeooo:paragraph-rsid="004aa222"/>
    </style:style>
    <style:style style:name="P76" style:family="paragraph" style:parent-style-name="Standard">
      <style:text-properties officeooo:rsid="007930fa" officeooo:paragraph-rsid="007930fa"/>
    </style:style>
    <style:style style:name="P77" style:family="paragraph" style:parent-style-name="Standard">
      <style:text-properties officeooo:rsid="0082ca91" officeooo:paragraph-rsid="0082ca91"/>
    </style:style>
    <style:style style:name="P78" style:family="paragraph" style:parent-style-name="Standard">
      <style:text-properties officeooo:paragraph-rsid="00859287"/>
    </style:style>
    <style:style style:name="P79" style:family="paragraph" style:parent-style-name="Standard">
      <style:text-properties officeooo:rsid="0084bab6" officeooo:paragraph-rsid="0084bab6"/>
    </style:style>
    <style:style style:name="P80" style:family="paragraph" style:parent-style-name="Standard">
      <style:paragraph-properties fo:text-align="center" style:justify-single-word="false"/>
      <style:text-properties officeooo:rsid="008f14ea" officeooo:paragraph-rsid="008f14ea"/>
    </style:style>
    <style:style style:name="P81" style:family="paragraph" style:parent-style-name="Standard">
      <style:text-properties officeooo:rsid="0091cab8" officeooo:paragraph-rsid="0091cab8"/>
    </style:style>
    <style:style style:name="P82" style:family="paragraph" style:parent-style-name="Standard">
      <style:paragraph-properties fo:break-before="page"/>
    </style:style>
    <style:style style:name="P83" style:family="paragraph" style:parent-style-name="Standard">
      <style:paragraph-properties fo:break-before="page"/>
      <style:text-properties officeooo:rsid="003ce8c8" officeooo:paragraph-rsid="003ce8c8"/>
    </style:style>
    <style:style style:name="P84" style:family="paragraph" style:parent-style-name="Standard">
      <style:paragraph-properties fo:break-before="page"/>
      <style:text-properties officeooo:rsid="0074d912" officeooo:paragraph-rsid="0074d912"/>
    </style:style>
    <style:style style:name="P85" style:family="paragraph" style:parent-style-name="Title">
      <style:paragraph-properties fo:break-before="page"/>
    </style:style>
    <style:style style:name="P86" style:family="paragraph" style:parent-style-name="Text_20_body">
      <style:paragraph-properties fo:text-align="center" style:justify-single-word="false"/>
      <style:text-properties officeooo:paragraph-rsid="00571e26"/>
    </style:style>
    <style:style style:name="P87" style:family="paragraph" style:parent-style-name="Text_20_body">
      <style:paragraph-properties fo:text-align="center" style:justify-single-word="false"/>
      <style:text-properties officeooo:paragraph-rsid="005dce82"/>
    </style:style>
    <style:style style:name="P88" style:family="paragraph" style:parent-style-name="Text_20_body">
      <style:paragraph-properties fo:text-align="center" style:justify-single-word="false"/>
      <style:text-properties officeooo:paragraph-rsid="00624764"/>
    </style:style>
    <style:style style:name="P89" style:family="paragraph" style:parent-style-name="Text_20_body">
      <style:paragraph-properties fo:text-align="center" style:justify-single-word="false"/>
      <style:text-properties officeooo:paragraph-rsid="0065fb54"/>
    </style:style>
    <style:style style:name="P90" style:family="paragraph" style:parent-style-name="Text_20_body">
      <style:paragraph-properties fo:text-align="center" style:justify-single-word="false"/>
      <style:text-properties officeooo:rsid="005ec89b" officeooo:paragraph-rsid="005ec89b"/>
    </style:style>
    <style:style style:name="P91" style:family="paragraph" style:parent-style-name="Text_20_body">
      <style:paragraph-properties fo:text-align="center" style:justify-single-word="false"/>
      <style:text-properties style:text-line-through-style="none" style:text-line-through-type="none" fo:font-style="normal" officeooo:rsid="00571e26" officeooo:paragraph-rsid="00571e26" style:font-style-asian="normal" style:font-style-complex="normal"/>
    </style:style>
    <style:style style:name="P92" style:family="paragraph" style:parent-style-name="Text_20_body">
      <style:paragraph-properties fo:text-align="center" style:justify-single-word="false"/>
      <style:text-properties style:text-line-through-style="none" style:text-line-through-type="none" fo:font-style="normal" officeooo:rsid="00624764" officeooo:paragraph-rsid="00624764" style:font-style-asian="normal" style:font-style-complex="normal"/>
    </style:style>
    <style:style style:name="P93" style:family="paragraph" style:parent-style-name="Text_20_body">
      <style:paragraph-properties fo:text-align="center" style:justify-single-word="false"/>
      <style:text-properties officeooo:rsid="005307be" officeooo:paragraph-rsid="005307be"/>
    </style:style>
    <style:style style:name="P94" style:family="paragraph" style:parent-style-name="Text_20_body">
      <style:text-properties officeooo:rsid="00762ceb" officeooo:paragraph-rsid="00762ceb"/>
    </style:style>
    <style:style style:name="P95" style:family="paragraph" style:parent-style-name="Text_20_body">
      <style:text-properties officeooo:rsid="00762ceb" officeooo:paragraph-rsid="0076b810"/>
    </style:style>
    <style:style style:name="P96" style:family="paragraph" style:parent-style-name="Text_20_body">
      <style:text-properties officeooo:rsid="0076b810" officeooo:paragraph-rsid="0076b810"/>
    </style:style>
    <style:style style:name="P97" style:family="paragraph" style:parent-style-name="Text_20_body">
      <style:text-properties officeooo:rsid="007930fa" officeooo:paragraph-rsid="007930fa"/>
    </style:style>
    <style:style style:name="P98" style:family="paragraph" style:parent-style-name="Text_20_body">
      <style:paragraph-properties fo:text-align="center" style:justify-single-word="false"/>
      <style:text-properties officeooo:rsid="007930fa" officeooo:paragraph-rsid="007930fa"/>
    </style:style>
    <style:style style:name="P99" style:family="paragraph" style:parent-style-name="Text_20_body">
      <style:paragraph-properties fo:text-align="center" style:justify-single-word="false"/>
      <style:text-properties officeooo:rsid="0087419f" officeooo:paragraph-rsid="0087419f"/>
    </style:style>
    <style:style style:name="P100" style:family="paragraph" style:parent-style-name="Standard">
      <style:paragraph-properties fo:margin-left="0in" fo:margin-right="0in" fo:text-align="center" style:justify-single-word="false" fo:text-indent="0in" style:auto-text-indent="false"/>
      <style:text-properties fo:font-weight="bold" officeooo:rsid="007930fa" officeooo:paragraph-rsid="007c4ad2" style:font-weight-asian="bold" style:font-weight-complex="bold"/>
    </style:style>
    <style:style style:name="P101" style:family="paragraph" style:parent-style-name="Standard">
      <style:paragraph-properties fo:margin-left="0in" fo:margin-right="0in" fo:text-align="center" style:justify-single-word="false" fo:text-indent="0in" style:auto-text-indent="false"/>
      <style:text-properties fo:font-weight="bold" officeooo:rsid="007930fa" officeooo:paragraph-rsid="007c75f0" style:font-weight-asian="bold" style:font-weight-complex="bold"/>
    </style:style>
    <style:style style:name="P102" style:family="paragraph" style:parent-style-name="Standard">
      <style:paragraph-properties fo:margin-left="0in" fo:margin-right="0in" fo:text-align="center" style:justify-single-word="false" fo:text-indent="0in" style:auto-text-indent="false"/>
      <style:text-properties fo:font-weight="bold" officeooo:rsid="007c75f0" officeooo:paragraph-rsid="007c75f0" style:font-weight-asian="bold" style:font-weight-complex="bold"/>
    </style:style>
    <style:style style:name="P103" style:family="paragraph" style:parent-style-name="Standard">
      <style:paragraph-properties fo:margin-left="0in" fo:margin-right="0in" fo:text-align="center" style:justify-single-word="false" fo:text-indent="0in" style:auto-text-indent="false" fo:break-before="page"/>
      <style:text-properties fo:font-weight="bold" officeooo:rsid="007c75f0" officeooo:paragraph-rsid="007c75f0" style:font-weight-asian="bold" style:font-weight-complex="bold"/>
    </style:style>
    <style:style style:name="P104" style:family="paragraph" style:parent-style-name="Standard">
      <style:paragraph-properties fo:margin-left="0.5in" fo:margin-right="0in" fo:text-indent="0in" style:auto-text-indent="false">
        <style:tab-stops>
          <style:tab-stop style:position="0.8126in"/>
          <style:tab-stop style:position="1.1252in"/>
          <style:tab-stop style:position="1.6252in"/>
        </style:tab-stops>
      </style:paragraph-properties>
      <style:text-properties fo:font-weight="bold" officeooo:rsid="0079e852" officeooo:paragraph-rsid="0079db8b" style:font-weight-asian="bold" style:font-weight-complex="bold"/>
    </style:style>
    <style:style style:name="P105" style:family="paragraph" style:parent-style-name="Standard">
      <style:paragraph-properties fo:margin-left="0.5in" fo:margin-right="0in" fo:text-indent="0in" style:auto-text-indent="false">
        <style:tab-stops>
          <style:tab-stop style:position="0.8126in"/>
          <style:tab-stop style:position="1.1252in"/>
          <style:tab-stop style:position="1.6252in"/>
        </style:tab-stops>
      </style:paragraph-properties>
      <style:text-properties fo:font-weight="bold" officeooo:rsid="007930fa" officeooo:paragraph-rsid="0079db8b" style:font-weight-asian="bold" style:font-weight-complex="bold"/>
    </style:style>
    <style:style style:name="P106" style:family="paragraph" style:parent-style-name="Standard">
      <style:paragraph-properties fo:margin-left="0.5in" fo:margin-right="0in" fo:text-indent="0in" style:auto-text-indent="false">
        <style:tab-stops>
          <style:tab-stop style:position="0.8126in"/>
          <style:tab-stop style:position="1.1252in"/>
          <style:tab-stop style:position="1.6252in"/>
        </style:tab-stops>
      </style:paragraph-properties>
      <style:text-properties fo:font-weight="bold" officeooo:rsid="007930fa" officeooo:paragraph-rsid="007930fa" style:font-weight-asian="bold" style:font-weight-complex="bold"/>
    </style:style>
    <style:style style:name="P107" style:family="paragraph" style:parent-style-name="Standard" style:master-page-name="Standard">
      <style:paragraph-properties fo:text-align="center" style:justify-single-word="false" style:page-number="auto"/>
      <style:text-properties style:font-name="Helvetica Neue1" fo:font-size="49pt" fo:font-weight="bold" officeooo:rsid="006e51c8" officeooo:paragraph-rsid="006e51c8" style:font-size-asian="49pt" style:font-weight-asian="bold" style:font-size-complex="49pt" style:font-weight-complex="bold"/>
    </style:style>
    <style:style style:name="P108" style:family="paragraph" style:parent-style-name="Standard" style:list-style-name="">
      <style:text-properties officeooo:rsid="0010afb3" officeooo:paragraph-rsid="004110e7"/>
    </style:style>
    <style:style style:name="P109" style:family="paragraph" style:parent-style-name="Text_20_body" style:list-style-name="">
      <style:paragraph-properties fo:text-align="center" style:justify-single-word="false"/>
      <style:text-properties officeooo:rsid="0010afb3"/>
    </style:style>
    <style:style style:name="P110" style:family="paragraph" style:parent-style-name="Text_20_body" style:list-style-name="">
      <style:text-properties officeooo:rsid="007930fa" officeooo:paragraph-rsid="007930fa"/>
    </style:style>
    <style:style style:name="P111" style:family="paragraph" style:parent-style-name="Text_20_body" style:list-style-name="">
      <style:text-properties officeooo:rsid="008d691e" officeooo:paragraph-rsid="008d691e"/>
    </style:style>
    <style:style style:name="P112" style:family="paragraph" style:parent-style-name="Text_20_body" style:list-style-name="">
      <style:paragraph-properties fo:text-align="center" style:justify-single-word="false"/>
      <style:text-properties officeooo:rsid="0087f31f" officeooo:paragraph-rsid="0087f31f"/>
    </style:style>
    <style:style style:name="P113" style:family="paragraph" style:parent-style-name="Text_20_body" style:list-style-name="">
      <style:paragraph-properties fo:text-align="start" style:justify-single-word="false"/>
      <style:text-properties officeooo:rsid="0087f31f" officeooo:paragraph-rsid="0087f31f"/>
    </style:style>
    <style:style style:name="P114" style:family="paragraph" style:parent-style-name="Contents_20_Heading">
      <style:paragraph-properties fo:break-before="page"/>
    </style:style>
    <style:style style:name="P115" style:family="paragraph" style:parent-style-name="Heading_20_1">
      <style:paragraph-properties fo:break-before="page"/>
      <style:text-properties officeooo:rsid="0010afb3"/>
    </style:style>
    <style:style style:name="P116" style:family="paragraph" style:parent-style-name="Heading_20_1">
      <style:paragraph-properties fo:break-before="page"/>
      <style:text-properties officeooo:rsid="002a84d5" officeooo:paragraph-rsid="002a84d5"/>
    </style:style>
    <style:style style:name="P117" style:family="paragraph" style:parent-style-name="Heading_20_2">
      <style:text-properties officeooo:rsid="0021f2e7" officeooo:paragraph-rsid="003f8a16"/>
    </style:style>
    <style:style style:name="P118" style:family="paragraph" style:parent-style-name="Heading_20_2">
      <style:text-properties officeooo:rsid="004c08f0" officeooo:paragraph-rsid="004c08f0"/>
    </style:style>
    <style:style style:name="P119" style:family="paragraph" style:parent-style-name="Heading_20_2">
      <style:text-properties officeooo:rsid="003e20e9" officeooo:paragraph-rsid="003f8a16"/>
    </style:style>
    <style:style style:name="P120" style:family="paragraph" style:parent-style-name="Heading_20_2" style:list-style-name="">
      <style:text-properties officeooo:rsid="007930fa" officeooo:paragraph-rsid="007930fa"/>
    </style:style>
    <style:style style:name="P121" style:family="paragraph" style:parent-style-name="Heading_20_2">
      <style:text-properties officeooo:rsid="0010afb3"/>
    </style:style>
    <style:style style:name="P122" style:family="paragraph" style:parent-style-name="Heading_20_2">
      <style:text-properties officeooo:rsid="0010afb3" officeooo:paragraph-rsid="004110e7"/>
    </style:style>
    <style:style style:name="P123" style:family="paragraph" style:parent-style-name="Heading_20_2">
      <style:text-properties officeooo:rsid="004110e7" officeooo:paragraph-rsid="004110e7"/>
    </style:style>
    <style:style style:name="P124" style:family="paragraph" style:parent-style-name="Heading_20_2">
      <style:text-properties officeooo:rsid="00157e9e"/>
    </style:style>
    <style:style style:name="P125" style:family="paragraph" style:parent-style-name="Heading_20_2">
      <style:text-properties officeooo:rsid="0011cb6f"/>
    </style:style>
    <style:style style:name="P126" style:family="paragraph" style:parent-style-name="Heading_20_2">
      <style:text-properties officeooo:rsid="00341ab9"/>
    </style:style>
    <style:style style:name="P127" style:family="paragraph" style:parent-style-name="Heading_20_2" style:list-style-name="">
      <style:text-properties officeooo:rsid="0087f31f" officeooo:paragraph-rsid="0087f31f"/>
    </style:style>
    <style:style style:name="P128" style:family="paragraph" style:parent-style-name="Heading_20_2">
      <style:text-properties officeooo:paragraph-rsid="0032e0de"/>
    </style:style>
    <style:style style:name="P129" style:family="paragraph" style:parent-style-name="Heading_20_2">
      <style:text-properties officeooo:rsid="0029ab9e"/>
    </style:style>
    <style:style style:name="P130" style:family="paragraph" style:parent-style-name="Heading_20_2" style:master-page-name="">
      <style:paragraph-properties fo:margin-left="0in" fo:margin-right="0in" fo:margin-top="0.1701in" fo:margin-bottom="0.5in" loext:contextual-spacing="false" fo:text-indent="0in" style:auto-text-indent="false" style:page-number="auto" fo:break-before="page" fo:keep-with-next="always"/>
      <style:text-properties officeooo:rsid="0010afb3" officeooo:paragraph-rsid="007c4ad2"/>
    </style:style>
    <style:style style:name="P131" style:family="paragraph" style:parent-style-name="Heading_20_2">
      <style:paragraph-properties fo:break-before="page"/>
    </style:style>
    <style:style style:name="P132" style:family="paragraph" style:parent-style-name="Heading_20_2">
      <style:paragraph-properties fo:break-before="page"/>
      <style:text-properties officeooo:rsid="004110e7"/>
    </style:style>
    <style:style style:name="P133" style:family="paragraph" style:parent-style-name="Heading_20_2">
      <style:paragraph-properties fo:break-before="page"/>
      <style:text-properties officeooo:rsid="005dce82"/>
    </style:style>
    <style:style style:name="P134" style:family="paragraph" style:parent-style-name="Heading_20_2">
      <style:paragraph-properties fo:break-before="page"/>
      <style:text-properties officeooo:rsid="0074d912" officeooo:paragraph-rsid="0074d912"/>
    </style:style>
    <style:style style:name="P135" style:family="paragraph" style:parent-style-name="Contents_20_1">
      <style:paragraph-properties>
        <style:tab-stops>
          <style:tab-stop style:position="3.55in" style:type="right" style:leader-style="dotted" style:leader-text="."/>
        </style:tab-stops>
      </style:paragraph-properties>
    </style:style>
    <style:style style:name="P136" style:family="paragraph" style:parent-style-name="Contents_20_2">
      <style:paragraph-properties>
        <style:tab-stops>
          <style:tab-stop style:position="3.55in" style:type="right" style:leader-style="dotted" style:leader-text="."/>
        </style:tab-stops>
      </style:paragraph-properties>
    </style:style>
    <style:style style:name="T1" style:family="text">
      <style:text-properties officeooo:rsid="0004935b"/>
    </style:style>
    <style:style style:name="T2" style:family="text">
      <style:text-properties fo:font-style="normal" style:font-style-asian="normal" style:font-style-complex="normal"/>
    </style:style>
    <style:style style:name="T3" style:family="text">
      <style:text-properties fo:font-style="normal" officeooo:rsid="000e8108" style:font-style-asian="normal" style:font-style-complex="normal"/>
    </style:style>
    <style:style style:name="T4" style:family="text">
      <style:text-properties fo:font-style="normal" officeooo:rsid="001a8be1" style:font-style-asian="normal" style:font-style-complex="normal"/>
    </style:style>
    <style:style style:name="T5" style:family="text">
      <style:text-properties fo:font-style="normal" officeooo:rsid="003f8a16" style:font-style-asian="normal" style:font-style-complex="normal"/>
    </style:style>
    <style:style style:name="T6" style:family="text">
      <style:text-properties fo:font-style="normal" officeooo:rsid="0065fb54" style:font-style-asian="normal" style:font-style-complex="normal"/>
    </style:style>
    <style:style style:name="T7" style:family="text">
      <style:text-properties fo:font-style="normal" officeooo:rsid="00859287" style:font-style-asian="normal" style:font-style-complex="normal"/>
    </style:style>
    <style:style style:name="T8" style:family="text">
      <style:text-properties officeooo:rsid="00077a5d"/>
    </style:style>
    <style:style style:name="T9" style:family="text">
      <style:text-properties officeooo:rsid="00080b6b"/>
    </style:style>
    <style:style style:name="T10" style:family="text">
      <style:text-properties officeooo:rsid="0010afb3"/>
    </style:style>
    <style:style style:name="T11" style:family="text">
      <style:text-properties officeooo:rsid="00157e9e"/>
    </style:style>
    <style:style style:name="T12" style:family="text">
      <style:text-properties officeooo:rsid="00175631"/>
    </style:style>
    <style:style style:name="T13" style:family="text">
      <style:text-properties style:text-line-through-style="solid" style:text-line-through-type="single" officeooo:rsid="00157e9e"/>
    </style:style>
    <style:style style:name="T14" style:family="text">
      <style:text-properties fo:font-style="italic" style:font-style-asian="italic" style:font-style-complex="italic"/>
    </style:style>
    <style:style style:name="T15" style:family="text">
      <style:text-properties fo:font-style="italic" officeooo:rsid="0010afb3" style:font-style-asian="italic" style:font-style-complex="italic"/>
    </style:style>
    <style:style style:name="T16" style:family="text">
      <style:text-properties fo:font-style="italic" officeooo:rsid="001d856b" style:font-style-asian="italic" style:font-style-complex="italic"/>
    </style:style>
    <style:style style:name="T17" style:family="text">
      <style:text-properties fo:font-style="italic" officeooo:rsid="001dfede" style:font-style-asian="italic" style:font-style-complex="italic"/>
    </style:style>
    <style:style style:name="T18" style:family="text">
      <style:text-properties fo:font-style="italic" officeooo:rsid="0032e0de" style:font-style-asian="italic" style:font-style-complex="italic"/>
    </style:style>
    <style:style style:name="T19" style:family="text">
      <style:text-properties fo:font-style="italic" officeooo:rsid="005307be" style:font-style-asian="italic" style:font-style-complex="italic"/>
    </style:style>
    <style:style style:name="T20" style:family="text">
      <style:text-properties fo:font-style="italic" officeooo:rsid="00574d31" style:font-style-asian="italic" style:font-style-complex="italic"/>
    </style:style>
    <style:style style:name="T21" style:family="text">
      <style:text-properties fo:font-style="italic" officeooo:rsid="005dce82" style:font-style-asian="italic" style:font-style-complex="italic"/>
    </style:style>
    <style:style style:name="T22" style:family="text">
      <style:text-properties fo:font-style="italic" officeooo:rsid="0065fb54" style:font-style-asian="italic" style:font-style-complex="italic"/>
    </style:style>
    <style:style style:name="T23" style:family="text">
      <style:text-properties fo:font-style="italic" officeooo:rsid="00859287" style:font-style-asian="italic" style:font-style-complex="italic"/>
    </style:style>
    <style:style style:name="T24" style:family="text">
      <style:text-properties style:text-position="sub 58%" fo:font-style="italic" officeooo:rsid="001a8be1" style:font-style-asian="italic" style:font-style-complex="italic"/>
    </style:style>
    <style:style style:name="T25" style:family="text">
      <style:text-properties style:text-position="sub 58%" fo:font-style="italic" officeooo:rsid="001dfede" style:font-style-asian="italic" style:font-style-complex="italic"/>
    </style:style>
    <style:style style:name="T26" style:family="text">
      <style:text-properties style:text-position="sub 58%" officeooo:rsid="0021f2e7"/>
    </style:style>
    <style:style style:name="T27" style:family="text">
      <style:text-properties officeooo:rsid="001d856b"/>
    </style:style>
    <style:style style:name="T28" style:family="text">
      <style:text-properties style:text-line-through-style="none" style:text-line-through-type="none" officeooo:rsid="00157e9e"/>
    </style:style>
    <style:style style:name="T29" style:family="text">
      <style:text-properties style:text-line-through-style="none" style:text-line-through-type="none" officeooo:rsid="001feec8"/>
    </style:style>
    <style:style style:name="T30" style:family="text">
      <style:text-properties style:text-line-through-style="none" style:text-line-through-type="none" fo:font-style="italic" officeooo:rsid="001feec8" style:font-style-asian="italic" style:font-style-complex="italic"/>
    </style:style>
    <style:style style:name="T31" style:family="text">
      <style:text-properties style:text-line-through-style="none" style:text-line-through-type="none" fo:font-style="italic" officeooo:rsid="0032e0de" style:font-style-asian="italic" style:font-style-complex="italic"/>
    </style:style>
    <style:style style:name="T32" style:family="text">
      <style:text-properties style:text-line-through-style="none" style:text-line-through-type="none" fo:font-style="italic" officeooo:rsid="00548d23" style:font-style-asian="italic" style:font-style-complex="italic"/>
    </style:style>
    <style:style style:name="T33" style:family="text">
      <style:text-properties style:text-line-through-style="none" style:text-line-through-type="none" fo:font-style="italic" officeooo:rsid="0055e92e" style:font-style-asian="italic" style:font-style-complex="italic"/>
    </style:style>
    <style:style style:name="T34" style:family="text">
      <style:text-properties style:text-line-through-style="none" style:text-line-through-type="none" fo:font-style="italic" officeooo:rsid="0058fe07" style:font-style-asian="italic" style:font-style-complex="italic"/>
    </style:style>
    <style:style style:name="T35" style:family="text">
      <style:text-properties style:text-line-through-style="none" style:text-line-through-type="none" fo:font-style="italic" officeooo:rsid="005ade8b" style:font-style-asian="italic" style:font-style-complex="italic"/>
    </style:style>
    <style:style style:name="T36" style:family="text">
      <style:text-properties style:text-line-through-style="none" style:text-line-through-type="none" fo:font-style="italic" officeooo:rsid="0062b5f6" style:font-style-asian="italic" style:font-style-complex="italic"/>
    </style:style>
    <style:style style:name="T37" style:family="text">
      <style:text-properties style:text-line-through-style="none" style:text-line-through-type="none" fo:font-style="normal" officeooo:rsid="001feec8" style:font-style-asian="normal" style:font-style-complex="normal"/>
    </style:style>
    <style:style style:name="T38" style:family="text">
      <style:text-properties style:text-line-through-style="none" style:text-line-through-type="none" fo:font-style="normal" officeooo:rsid="0032e0de" style:font-style-asian="normal" style:font-style-complex="normal"/>
    </style:style>
    <style:style style:name="T39" style:family="text">
      <style:text-properties style:text-line-through-style="none" style:text-line-through-type="none" fo:font-style="normal" officeooo:rsid="00571e26" style:font-style-asian="normal" style:font-style-complex="normal"/>
    </style:style>
    <style:style style:name="T40" style:family="text">
      <style:text-properties style:text-line-through-style="none" style:text-line-through-type="none" fo:font-style="normal" officeooo:rsid="00574d31" style:font-style-asian="normal" style:font-style-complex="normal"/>
    </style:style>
    <style:style style:name="T41" style:family="text">
      <style:text-properties style:text-line-through-style="none" style:text-line-through-type="none" fo:font-style="normal" officeooo:rsid="0058fe07" style:font-style-asian="normal" style:font-style-complex="normal"/>
    </style:style>
    <style:style style:name="T42" style:family="text">
      <style:text-properties style:text-line-through-style="none" style:text-line-through-type="none" fo:font-style="normal" officeooo:rsid="005ade8b" style:font-style-asian="normal" style:font-style-complex="normal"/>
    </style:style>
    <style:style style:name="T43" style:family="text">
      <style:text-properties style:text-line-through-style="none" style:text-line-through-type="none" fo:font-style="normal" officeooo:rsid="00624764" style:font-style-asian="normal" style:font-style-complex="normal"/>
    </style:style>
    <style:style style:name="T44" style:family="text">
      <style:text-properties style:text-line-through-style="none" style:text-line-through-type="none" fo:font-style="normal" officeooo:rsid="0062b5f6" style:font-style-asian="normal" style:font-style-complex="normal"/>
    </style:style>
    <style:style style:name="T45" style:family="text">
      <style:text-properties style:text-line-through-style="none" style:text-line-through-type="none" fo:font-style="normal" officeooo:rsid="006432a6" style:font-style-asian="normal" style:font-style-complex="normal"/>
    </style:style>
    <style:style style:name="T46" style:family="text">
      <style:text-properties style:text-line-through-style="none" style:text-line-through-type="none" officeooo:rsid="00312165"/>
    </style:style>
    <style:style style:name="T47" style:family="text">
      <style:text-properties style:text-line-through-style="none" style:text-line-through-type="none" officeooo:rsid="0032798c"/>
    </style:style>
    <style:style style:name="T48" style:family="text">
      <style:text-properties style:text-line-through-style="none" style:text-line-through-type="none" officeooo:rsid="00548d23"/>
    </style:style>
    <style:style style:name="T49" style:family="text">
      <style:text-properties style:text-line-through-style="none" style:text-line-through-type="none" officeooo:rsid="0055e92e"/>
    </style:style>
    <style:style style:name="T50" style:family="text">
      <style:text-properties officeooo:rsid="0021f2e7"/>
    </style:style>
    <style:style style:name="T51" style:family="text">
      <style:text-properties officeooo:rsid="0032e0de"/>
    </style:style>
    <style:style style:name="T52" style:family="text">
      <style:text-properties officeooo:rsid="0039a39b"/>
    </style:style>
    <style:style style:name="T53" style:family="text">
      <style:text-properties officeooo:rsid="003ab239"/>
    </style:style>
    <style:style style:name="T54" style:family="text">
      <style:text-properties officeooo:rsid="003b77b8"/>
    </style:style>
    <style:style style:name="T55" style:family="text">
      <style:text-properties officeooo:rsid="003d6e72"/>
    </style:style>
    <style:style style:name="T56" style:family="text">
      <style:text-properties officeooo:rsid="00498443"/>
    </style:style>
    <style:style style:name="T57" style:family="text">
      <style:text-properties officeooo:rsid="004e0800"/>
    </style:style>
    <style:style style:name="T58" style:family="text">
      <style:text-properties officeooo:rsid="004fd248"/>
    </style:style>
    <style:style style:name="T59" style:family="text">
      <style:text-properties officeooo:rsid="004fd5d2"/>
    </style:style>
    <style:style style:name="T60" style:family="text">
      <style:text-properties officeooo:rsid="005307be"/>
    </style:style>
    <style:style style:name="T61" style:family="text">
      <style:text-properties officeooo:rsid="00574d31"/>
    </style:style>
    <style:style style:name="T62" style:family="text">
      <style:text-properties officeooo:rsid="005dce82"/>
    </style:style>
    <style:style style:name="T63" style:family="text">
      <style:text-properties officeooo:rsid="0076b810"/>
    </style:style>
    <style:style style:name="T64" style:family="text">
      <style:text-properties officeooo:rsid="007e485c"/>
    </style:style>
    <style:style style:name="T65" style:family="text">
      <style:text-properties officeooo:rsid="007f2745"/>
    </style:style>
    <style:style style:name="T66" style:family="text">
      <style:text-properties officeooo:rsid="00859287"/>
    </style:style>
    <style:style style:name="T67" style:family="text">
      <style:text-properties officeooo:rsid="00886e54"/>
    </style:style>
    <style:style style:name="T68" style:family="text">
      <style:text-properties officeooo:rsid="008a1c14"/>
    </style:style>
    <style:style style:name="T69" style:family="text">
      <style:text-properties officeooo:rsid="008b3728"/>
    </style:style>
    <style:style style:name="T70" style:family="text">
      <style:text-properties officeooo:rsid="008d691e"/>
    </style:style>
    <style:style style:name="T71" style:family="text">
      <style:text-properties officeooo:rsid="0093998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bookmark-start text:name="__RefHeading__1008_189174496"/>Low<text:bookmark-end text:name="__RefHeading__1008_189174496"/></text:p>
      <text:p text:style-name="P58">Frequency</text:p>
      <text:p text:style-name="P58">Tuning</text:p>
      <text:p text:style-name="P73"/>
      <text:p text:style-name="P73"/>
      <text:p text:style-name="P73"/>
      <text:p text:style-name="P74">resonant intrusive intuitive <text:span text:style-name="T65">fantasy</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4">Table of Contents</text:p>
          </text:index-title>
          <text:p text:style-name="P135"><text:a xlink:type="simple" xlink:href="#__RefHeading__865_189174496" text:style-name="Index_20_Link" text:visited-style-name="Index_20_Link">Structure<text:tab/>4</text:a></text:p>
          <text:p text:style-name="P136"><text:a xlink:type="simple" xlink:href="#__RefHeading__867_189174496" text:style-name="Index_20_Link" text:visited-style-name="Index_20_Link">Tesla Dynamic Theory of Gravity<text:tab/>5</text:a></text:p>
          <text:p text:style-name="P136"><text:a xlink:type="simple" xlink:href="#__RefHeading__1021_189174496" text:style-name="Index_20_Link" text:visited-style-name="Index_20_Link">Universe<text:tab/>6</text:a></text:p>
          <text:p text:style-name="P136"><text:a xlink:type="simple" xlink:href="#__RefHeading__2580_189174496" text:style-name="Index_20_Link" text:visited-style-name="Index_20_Link">Formal universe<text:tab/>8</text:a></text:p>
          <text:p text:style-name="P136"><text:a xlink:type="simple" xlink:href="#__RefHeading__869_189174496" text:style-name="Index_20_Link" text:visited-style-name="Index_20_Link">Machine<text:tab/>9</text:a></text:p>
          <text:p text:style-name="P136"><text:a xlink:type="simple" xlink:href="#__RefHeading___Toc1608_143055178" text:style-name="Index_20_Link" text:visited-style-name="Index_20_Link">Truth<text:tab/>10</text:a></text:p>
          <text:p text:style-name="P136"><text:a xlink:type="simple" xlink:href="#__RefHeading___Toc1610_143055178" text:style-name="Index_20_Link" text:visited-style-name="Index_20_Link">Truth is subjective;<text:tab/>10</text:a></text:p>
          <text:p text:style-name="P136"><text:a xlink:type="simple" xlink:href="#__RefHeading___Toc1612_143055178" text:style-name="Index_20_Link" text:visited-style-name="Index_20_Link">It is what someone is willing to bet his life on.<text:tab/>10</text:a></text:p>
          <text:p text:style-name="P136"><text:a xlink:type="simple" xlink:href="#__RefHeading___Toc1614_143055178" text:style-name="Index_20_Link" text:visited-style-name="Index_20_Link">Reduction of entropy<text:tab/>10</text:a></text:p>
          <text:p text:style-name="P136"><text:a xlink:type="simple" xlink:href="#__RefHeading__1023_189174496" text:style-name="Index_20_Link" text:visited-style-name="Index_20_Link">Time<text:tab/>11</text:a></text:p>
          <text:p text:style-name="P136"><text:a xlink:type="simple" xlink:href="#__RefHeading__1025_189174496" text:style-name="Index_20_Link" text:visited-style-name="Index_20_Link">Ether<text:tab/>12</text:a></text:p>
          <text:p text:style-name="P136"><text:a xlink:type="simple" xlink:href="#__RefHeading__1027_189174496" text:style-name="Index_20_Link" text:visited-style-name="Index_20_Link">Life<text:tab/>13</text:a></text:p>
          <text:p text:style-name="P136"><text:a xlink:type="simple" xlink:href="#__RefHeading__1029_189174496" text:style-name="Index_20_Link" text:visited-style-name="Index_20_Link">Matter<text:tab/>16</text:a></text:p>
          <text:p text:style-name="P136"><text:a xlink:type="simple" xlink:href="#__RefHeading__1031_189174496" text:style-name="Index_20_Link" text:visited-style-name="Index_20_Link">Death<text:tab/>17</text:a></text:p>
          <text:p text:style-name="P136"><text:a xlink:type="simple" xlink:href="#__RefHeading__873_189174496" text:style-name="Index_20_Link" text:visited-style-name="Index_20_Link">Program Loops<text:tab/>18</text:a></text:p>
          <text:p text:style-name="P136"><text:a xlink:type="simple" xlink:href="#__RefHeading__875_189174496" text:style-name="Index_20_Link" text:visited-style-name="Index_20_Link">Relativistic Ether<text:tab/>19</text:a></text:p>
          <text:p text:style-name="P136"><text:a xlink:type="simple" xlink:href="#__RefHeading__877_189174496" text:style-name="Index_20_Link" text:visited-style-name="Index_20_Link">Perceptive phenomena<text:tab/>20</text:a></text:p>
          <text:p text:style-name="P136"><text:a xlink:type="simple" xlink:href="#__RefHeading__879_189174496" text:style-name="Index_20_Link" text:visited-style-name="Index_20_Link">Resonance<text:tab/>21</text:a></text:p>
          <text:p text:style-name="P136"><text:a xlink:type="simple" xlink:href="#__RefHeading__1010_189174496" text:style-name="Index_20_Link" text:visited-style-name="Index_20_Link">Particles<text:tab/>24</text:a></text:p>
          <text:p text:style-name="P136"><text:a xlink:type="simple" xlink:href="#__RefHeading___Toc1616_143055178" text:style-name="Index_20_Link" text:visited-style-name="Index_20_Link">0 addition unit<text:tab/>25</text:a></text:p>
          <text:p text:style-name="P136"><text:a xlink:type="simple" xlink:href="#__RefHeading___Toc1618_143055178" text:style-name="Index_20_Link" text:visited-style-name="Index_20_Link">0 + x = x = x + 0<text:tab/>25</text:a></text:p>
          <text:p text:style-name="P136"><text:soft-page-break/><text:a xlink:type="simple" xlink:href="#__RefHeading___Toc1620_143055178" text:style-name="Index_20_Link" text:visited-style-name="Index_20_Link">0 = 1 / ∞<text:tab/>25</text:a></text:p>
          <text:p text:style-name="P136"><text:a xlink:type="simple" xlink:href="#__RefHeading___Toc1622_143055178" text:style-name="Index_20_Link" text:visited-style-name="Index_20_Link">0 = x + -x<text:tab/>25</text:a></text:p>
          <text:p text:style-name="P136"><text:a xlink:type="simple" xlink:href="#__RefHeading__2582_189174496" text:style-name="Index_20_Link" text:visited-style-name="Index_20_Link">1 multiplication unit<text:tab/>26</text:a></text:p>
          <text:p text:style-name="P136"><text:a xlink:type="simple" xlink:href="#__RefHeading__1012_189174496" text:style-name="Index_20_Link" text:visited-style-name="Index_20_Link"><text:span text:style-name="T14">π</text:span></text:a><text:a xlink:type="simple" xlink:href="#__RefHeading__1012_189174496" text:style-name="Index_20_Link" text:visited-style-name="Index_20_Link"><text:span text:style-name="T2"> </text:span></text:a><text:a xlink:type="simple" xlink:href="#__RefHeading__1012_189174496" text:style-name="Index_20_Link" text:visited-style-name="Index_20_Link"><text:span text:style-name="T2">trigonometric unit</text:span></text:a><text:a xlink:type="simple" xlink:href="#__RefHeading__1012_189174496" text:style-name="Index_20_Link" text:visited-style-name="Index_20_Link"><text:tab/>27</text:a></text:p>
          <text:p text:style-name="P136"><text:a xlink:type="simple" xlink:href="#__RefHeading__1014_189174496" text:style-name="Index_20_Link" text:visited-style-name="Index_20_Link"><text:span text:style-name="T14">i</text:span></text:a><text:a xlink:type="simple" xlink:href="#__RefHeading__1014_189174496" text:style-name="Index_20_Link" text:visited-style-name="Index_20_Link"> imaginary unit<text:tab/>28</text:a></text:p>
          <text:p text:style-name="P136"><text:a xlink:type="simple" xlink:href="#__RefHeading__1016_189174496" text:style-name="Index_20_Link" text:visited-style-name="Index_20_Link"><text:span text:style-name="T14">e </text:span></text:a><text:a xlink:type="simple" xlink:href="#__RefHeading__1016_189174496" text:style-name="Index_20_Link" text:visited-style-name="Index_20_Link"><text:span text:style-name="T2">logarithmic unit</text:span></text:a><text:a xlink:type="simple" xlink:href="#__RefHeading__1016_189174496" text:style-name="Index_20_Link" text:visited-style-name="Index_20_Link"><text:tab/>29</text:a></text:p>
          <text:p text:style-name="P136"><text:a xlink:type="simple" xlink:href="#__RefHeading__1018_189174496" text:style-name="Index_20_Link" text:visited-style-name="Index_20_Link"><text:span text:style-name="T2">Φ </text:span></text:a><text:a xlink:type="simple" xlink:href="#__RefHeading__1018_189174496" text:style-name="Index_20_Link" text:visited-style-name="Index_20_Link"><text:span text:style-name="T2">golden ratio</text:span></text:a><text:a xlink:type="simple" xlink:href="#__RefHeading__1018_189174496" text:style-name="Index_20_Link" text:visited-style-name="Index_20_Link"><text:tab/>30</text:a></text:p>
          <text:p text:style-name="P135"><text:a xlink:type="simple" xlink:href="#__RefHeading__881_189174496" text:style-name="Index_20_Link" text:visited-style-name="Index_20_Link">Machines<text:tab/>31</text:a></text:p>
          <text:p text:style-name="P136"><text:a xlink:type="simple" xlink:href="#__RefHeading__883_189174496" text:style-name="Index_20_Link" text:visited-style-name="Index_20_Link">ℕ</text:a><text:a xlink:type="simple" xlink:href="#__RefHeading__883_189174496" text:style-name="Index_20_Link" text:visited-style-name="Index_20_Link">15</text:a><text:a xlink:type="simple" xlink:href="#__RefHeading__883_189174496" text:style-name="Index_20_Link" text:visited-style-name="Index_20_Link"><text:tab/>32</text:a></text:p>
          <text:p text:style-name="P136"><text:a xlink:type="simple" xlink:href="#__RefHeading__885_189174496" text:style-name="Index_20_Link" text:visited-style-name="Index_20_Link">Q(-1) pra algebra<text:tab/>33</text:a></text:p>
          <text:p text:style-name="P136"><text:a xlink:type="simple" xlink:href="#__RefHeading__887_189174496" text:style-name="Index_20_Link" text:visited-style-name="Index_20_Link">Q(0) void<text:tab/>34</text:a></text:p>
          <text:p text:style-name="P136"><text:a xlink:type="simple" xlink:href="#__RefHeading__889_189174496" text:style-name="Index_20_Link" text:visited-style-name="Index_20_Link">Q(1) constants<text:tab/>35</text:a></text:p>
          <text:p text:style-name="P136"><text:a xlink:type="simple" xlink:href="#__RefHeading__891_189174496" text:style-name="Index_20_Link" text:visited-style-name="Index_20_Link">Q(2) oscillator<text:tab/>36</text:a></text:p>
          <text:p text:style-name="P136"><text:a xlink:type="simple" xlink:href="#__RefHeading__893_189174496" text:style-name="Index_20_Link" text:visited-style-name="Index_20_Link">Q(3) relation<text:tab/>38</text:a></text:p>
          <text:p text:style-name="P136"><text:a xlink:type="simple" xlink:href="#__RefHeading__895_189174496" text:style-name="Index_20_Link" text:visited-style-name="Index_20_Link">U(4) memory<text:tab/>40</text:a></text:p>
          <text:p text:style-name="P136"><text:a xlink:type="simple" xlink:href="#__RefHeading__1005_189174496" text:style-name="Index_20_Link" text:visited-style-name="Index_20_Link">U(5) resonance<text:tab/>41</text:a></text:p>
          <text:p text:style-name="P136"><text:a xlink:type="simple" xlink:href="#__RefHeading__899_189174496" text:style-name="Index_20_Link" text:visited-style-name="Index_20_Link">Higher levels<text:tab/>42</text:a></text:p>
          <text:p text:style-name="P136"><text:a xlink:type="simple" xlink:href="#__RefHeading___Toc1624_143055178" text:style-name="Index_20_Link" text:visited-style-name="Index_20_Link">Suita<text:tab/>45</text:a></text:p>
          <text:p text:style-name="P136"><text:a xlink:type="simple" xlink:href="#__RefHeading___Toc1626_143055178" text:style-name="Index_20_Link" text:visited-style-name="Index_20_Link">HoTT topics<text:tab/>47</text:a></text:p>
          <text:p text:style-name="P136"><text:a xlink:type="simple" xlink:href="#__RefHeading___Toc1628_143055178" text:style-name="Index_20_Link" text:visited-style-name="Index_20_Link">Classics<text:tab/>48</text:a></text:p>
        </text:index-body>
      </text:table-of-content>
      <text:h text:style-name="P109" text:outline-level="1"/>
      <text:h text:style-name="P115" text:outline-level="1"><text:bookmark-start text:name="__RefHeading__865_189174496"/><text:span text:style-name="T71">Structure</text:span> <text:bookmark-end text:name="__RefHeading__865_189174496"/></text:h>
      <text:p text:style-name="Text_20_body"/>
      <text:p text:style-name="P98">∀ = <text:span text:style-name="T2">relative</text:span> + <text:span text:style-name="T2">rational</text:span><text:span text:style-name="T14"> </text:span><text:s/>– <text:span text:style-name="T2">e</text:span></text:p>
      <text:p text:style-name="P97"/>
      <text:h text:style-name="P130" text:outline-level="2"><text:bookmark-start text:name="__RefHeading__867_189174496"/>Tesla Dynamic Theory of Gravity<text:bookmark-end text:name="__RefHeading__867_189174496"/></text:h>
      <text:p text:style-name="P27">I.</text:p>
      <text:p text:style-name="P37"><text:span text:style-name="T23">Akasha, </text:span><text:span text:style-name="T7">l</text:span>uminiferous ether<text:span text:style-name="T23"> </text:span>fills all space.</text:p>
      <text:p text:style-name="P20"/>
      <text:p text:style-name="P27">II.</text:p>
      <text:p text:style-name="P21">Ether is acted upon by <text:span text:style-name="T23">Prana</text:span><text:span text:style-name="T66">, </text:span>the life-giving creative force.</text:p>
      <text:p text:style-name="P100"/>
      <text:p text:style-name="P27">III.</text:p>
      <text:p text:style-name="P21">Ether is thrown into infinitesimal whirls (micro helices) at near the speed of light, becoming ponderable matter</text:p>
      <text:p text:style-name="P21"/>
      <text:p text:style-name="P27">IV.</text:p>
      <text:p text:style-name="P21">When the force subsides and motion ceases, matter reverts to the ether (a form of atomic decay)</text:p>
      <text:p text:style-name="P21"/>
      <text:p text:style-name="Citation">[N. Tesla: Man's Greatest Achievement, 1930]</text:p>
      <text:h text:style-name="P117" text:outline-level="2"><text:bookmark-start text:name="__RefHeading__1021_189174496"/>Universe<text:bookmark-end text:name="__RefHeading__1021_189174496"/></text:h>
      <text:p text:style-name="P19">Universe is a computer.</text:p>
      <text:p text:style-name="P19">Computer is capable of symbolic computation.</text:p>
      <text:p text:style-name="P19">Algebra is a kind of symbolic computation.</text:p>
      <text:p text:style-name="P19"/>
      <text:p text:style-name="P19">Universe is a <text:span text:style-name="T56">computation </text:span>process, trying to find a paradox in a hypothesis.</text:p>
      <text:p text:style-name="P18"/>
      <text:p text:style-name="P18">Universe = Hardware + Software.</text:p>
      <text:p text:style-name="P18"/>
      <text:p text:style-name="P39">The computation process of finding this paradox is determining bits of the state of the universe, thus reducing nondeterminism.</text:p>
      <text:p text:style-name="P39"/>
      <text:p text:style-name="P39">When all the bits od state are determined, the paradox is found and the universe ends. </text:p>
      <text:p text:style-name="P18"><text:span text:style-name="T3">It can then be re-run in a bigger machine, </text:span><text:span text:style-name="T5">to re-test the hypothesis in “bigger” environment.</text:span></text:p>
      <text:p text:style-name="P22"/>
      <text:p text:style-name="P22"><text:soft-page-break/>Frequency is fundamental property of the universe.</text:p>
      <text:p text:style-name="P19"/>
      <text:p text:style-name="P19">Mathematics = Logic * Heuristics</text:p>
      <text:p text:style-name="P42"/>
      <text:p text:style-name="P42">Information = Σ Time</text:p>
      <text:p text:style-name="P42">Energy = Σ Information</text:p>
      <text:p text:style-name="P42">Mass = Σ Energy</text:p>
      <text:p text:style-name="P42"/>
      <text:p text:style-name="P70">Physics is based on rational numbers. Real numbers are just an idea.</text:p>
      <text:p text:style-name="P43"/>
      <text:p text:style-name="P45">Number of possible states of the universe is finite – a natural number</text:p>
      <text:p text:style-name="P75"/>
      <text:p text:style-name="P76"><text:span text:style-name="T14">Force</text:span> is initiated by <text:span text:style-name="T14">will</text:span>.</text:p>
      <text:p text:style-name="P76"/>
      <text:p text:style-name="P104"><text:tab/><text:tab/><text:tab/>0</text:p>
      <text:p text:style-name="P105"><text:span text:style-name="T68"><text:tab/><text:tab/>0 &lt; <text:tab/></text:span>1 = ○ = life</text:p>
      <text:p text:style-name="P106"><text:span text:style-name="T68"><text:tab/>0 &lt; <text:tab/>1 &lt;<text:tab/></text:span>2 = □ = machine</text:p>
      <text:p text:style-name="P106"><text:span text:style-name="T68">0 &lt; <text:tab/>1 &lt; <text:tab/>2 &lt;<text:tab/></text:span>3 = △ = idea</text:p>
      <text:p text:style-name="P106"/>
      <text:h text:style-name="P118" text:outline-level="2"><text:bookmark-start text:name="__RefHeading__2580_189174496"/>Formal universe<text:bookmark-end text:name="__RefHeading__2580_189174496"/></text:h>
      <text:p text:style-name="P56">U = (<text:span text:style-name="T59">q,</text:span>N,f(q)) <text:s/>; universe with quantum time steps i.e. "clock ticks"</text:p>
      <text:p text:style-name="P56"/>
      <text:p text:style-name="P56">N: finite set of objects (states of the universe)</text:p>
      <text:p text:style-name="P56">f: transition function </text:p>
      <text:p text:style-name="P56">q is “state <text:span text:style-name="T59">of the universe</text:span>”</text:p>
      <text:p text:style-name="P56">q is element of N</text:p>
      <text:p text:style-name="P56"/>
      <text:p text:style-name="P56">N maps nicely to {1,2,3 .. |N| }</text:p>
      <text:p text:style-name="P56"/>
      <text:p text:style-name="P56">function is a computation</text:p>
      <text:p text:style-name="P56"/>
      <text:p text:style-name="P56"><text:span text:style-name="T59">“</text:span>time” advances, as function is being computed and state changed.</text:p>
      <text:p text:style-name="P56"/>
      <text:p text:style-name="P56"/>
      <text:h text:style-name="P119" text:outline-level="2"><text:bookmark-start text:name="__RefHeading__869_189174496"/>Machine<text:bookmark-end text:name="__RefHeading__869_189174496"/></text:h>
      <text:p text:style-name="P23">Turning mathematics into universe as a computer simulation, testing for “how long” a certain universe can exist. [see Matrix]</text:p>
      <text:p text:style-name="P23"/>
      <text:p text:style-name="P23">Universe can be represented as a natural number (a.k.a. cosmic configuration). This number has effect on decision making. If right decisions are taken, the universe evolves. </text:p>
      <text:p text:style-name="P23"/>
      <text:p text:style-name="P23">See cellular automata <text:s/>[Wolfram].</text:p>
      <text:p text:style-name="P21"/>
      <text:p text:style-name="P17">Hardware is physics (real, analog)</text:p>
      <text:p text:style-name="P17">Software is ideas (imaginary, digital)</text:p>
      <text:p text:style-name="P17"/>
      <text:p text:style-name="P38">Natural number <text:span text:style-name="T69">→</text:span> product of primes (with exponents) <text:span text:style-name="T69">→</text:span> resonating frequencies (primes without exponents)</text:p>
      <text:h text:style-name="P120" text:outline-level="2"><text:bookmark-start text:name="__RefHeading___Toc1608_143055178"/>Truth<text:bookmark-end text:name="__RefHeading___Toc1608_143055178"/></text:h>
      <text:h text:style-name="P110" text:outline-level="2"><text:bookmark-start text:name="__RefHeading___Toc1610_143055178"/>Truth is subjective;<text:bookmark-end text:name="__RefHeading___Toc1610_143055178"/></text:h>
      <text:h text:style-name="P110" text:outline-level="2"><text:bookmark-start text:name="__RefHeading___Toc1612_143055178"/>It is what someone is willing to bet his life on.<text:bookmark-end text:name="__RefHeading___Toc1612_143055178"/></text:h>
      <text:h text:style-name="P110" text:outline-level="2"/>
      <text:h text:style-name="P111" text:outline-level="2"><text:bookmark-start text:name="__RefHeading___Toc1614_143055178"/>Reduction of entropy<text:bookmark-end text:name="__RefHeading___Toc1614_143055178"/></text:h>
      <text:h text:style-name="P110" text:outline-level="2"/>
      <text:h text:style-name="P132" text:outline-level="2"><text:bookmark-start text:name="__RefHeading__1023_189174496"/>Time<text:bookmark-end text:name="__RefHeading__1023_189174496"/></text:h>
      <text:p text:style-name="P21">There is no universal time, but time is relative to scale and or frequency. Time advances at that scale when information is produced.</text:p>
      <text:p text:style-name="P21"/>
      <text:p text:style-name="P21">Computing big prime numbers is expensive.</text:p>
      <text:p text:style-name="P38"/>
      <text:p text:style-name="P38">Energy <text:span text:style-name="T69">→</text:span> Computation <text:span text:style-name="T69">→</text:span> Action <text:span text:style-name="T69">→</text:span> Change in balance <text:span text:style-name="T69">→</text:span> Optimize to conserve energy</text:p>
      <text:p text:style-name="P21"/>
      <text:p text:style-name="P59">There is no past or future, there is just a state of “now”.</text:p>
      <text:p text:style-name="P59"/>
      <text:p text:style-name="P59"/>
      <text:p text:style-name="P59"/>
      <text:p text:style-name="P59"/>
      <text:p text:style-name="P77">Time is money, but money is not time.</text:p>
      <text:p text:style-name="P77"/>
      <text:h text:style-name="P122" text:outline-level="2"><text:bookmark-start text:name="__RefHeading__1025_189174496"/>Ether <text:bookmark-end text:name="__RefHeading__1025_189174496"/></text:h>
      <text:p text:style-name="P15"><text:span text:style-name="T10">Ether is a </text:span><text:span text:style-name="T15">projective space</text:span><text:span text:style-name="T10"> of quaternions (x,y,z,t). Beeing a projective space, it has no distance, but it preserves geometric ratios. [see Rational Numbers]</text:span></text:p>
      <text:p text:style-name="P24"/>
      <text:p text:style-name="P24">Universe at a specific point in time t is a sum of electromagnetic oscilations of ether at various frequencies: </text:p>
      <text:p text:style-name="P24"/>
      <text:p text:style-name="P6"><text:span text:style-name="T10">U(</text:span><text:span text:style-name="T15">t</text:span><text:span text:style-name="T10">)=Σ cos(</text:span><text:span text:style-name="T15">p</text:span><text:span text:style-name="T24">i * </text:span><text:span text:style-name="T15">t</text:span><text:span text:style-name="T10">)</text:span></text:p>
      <text:p text:style-name="P46"/>
      <text:p text:style-name="P15"><text:span text:style-name="T4">where </text:span><text:span text:style-name="T15">p</text:span><text:span text:style-name="T24">i </text:span><text:span text:style-name="T10"><text:s/>is </text:span><text:span text:style-name="T15">i</text:span><text:span text:style-name="T10">-th prime number;</text:span></text:p>
      <text:h text:style-name="P108" text:outline-level="2"/>
      <text:h text:style-name="P132" text:outline-level="2"><text:bookmark-start text:name="__RefHeading__1027_189174496"/>Life<text:bookmark-end text:name="__RefHeading__1027_189174496"/></text:h>
      <text:p text:style-name="P18">Life is cycles.</text:p>
      <text:p text:style-name="P47"/>
      <text:p text:style-name="P47">Life is having a will to exist.</text:p>
      <text:p text:style-name="P48"/>
      <text:p text:style-name="P16">Free will is choosing one bit: {"stop","continue"}</text:p>
      <text:p text:style-name="P16"/>
      <text:p text:style-name="P49">Idea exists, when someone beli<text:span text:style-name="T58">e</text:span>ves in i<text:span text:style-name="T70">t</text:span>.</text:p>
      <text:p text:style-name="P49"/>
      <text:p text:style-name="P50">Live machine is more than a composite of its' parts; It is parts + one bit of free will</text:p>
      <text:p text:style-name="P50"/>
      <text:p text:style-name="P51">M=1+ Σp</text:p>
      <text:p text:style-name="P51"/>
      <text:p text:style-name="P34">3 Life-giving creative force (computation) </text:p>
      <text:p text:style-name="P34">Decision is a result of a computation. It is measured in bits. </text:p>
      <text:p text:style-name="P34">A computer can be imagined (by another computer perhaps) as a natural number, which itself is made <text:soft-page-break/>of smaller parts, primes.</text:p>
      <text:p text:style-name="P34"/>
      <text:p text:style-name="P34">Time advances, when a decision is taken and information is generated. It can be stored as files on disks, DNA, molecular configurations, etc. on a physical machine, possibly with some kind of “memory”.</text:p>
      <text:p text:style-name="P34"/>
      <text:p text:style-name="P34">Making a decision requires energy. Sometimes lot of energy. Thus information is highly <text:span text:style-name="T58">concentrated</text:span> energy, which <text:span text:style-name="T58">can</text:span> be unleashed with appropriate apparatus.</text:p>
      <text:p text:style-name="P34"/>
      <text:p text:style-name="P34">Information is a result of a computation by some apparatus of some scale (civilization, animal, plant, computer, cell, etc..), for example finding if particular number is prime. Other terms could be design, art, inspiration, intution, act of god, etc... It could also be viewed as finding a solution to an optimization problem of expending as little “energy” as possible to sustain oneself.</text:p>
      <text:p text:style-name="P34">Time advances as cycles are beeing computed, on a quantum computer(s), of different sizes running at different frequencies.</text:p>
      <text:p text:style-name="P34"><text:soft-page-break/></text:p>
      <text:p text:style-name="P34">I=int^Ï_(-Ï)U(_t) dt</text:p>
      <text:p text:style-name="P34"/>
      <text:p text:style-name="P34"/>
      <text:p text:style-name="P34">t â t+dt</text:p>
      <text:p text:style-name="P34"/>
      <text:p text:style-name="P34"/>
      <text:p text:style-name="P80">Physics = Energy + Frequency + Geometry</text:p>
      <text:h text:style-name="P123" text:outline-level="2"><text:bookmark-start text:name="__RefHeading__1029_189174496"/>Matter <text:bookmark-end text:name="__RefHeading__1029_189174496"/></text:h>
      <text:p text:style-name="P57">E = mc^2</text:p>
      <text:p text:style-name="P57"/>
      <text:p text:style-name="P60"/>
      <text:p text:style-name="P25"><text:span text:style-name="T57">Time → </text:span>information (bits, ideas, big numbers) → energy → light → matter</text:p>
      <text:p text:style-name="P25"/>
      <text:p text:style-name="P33"/>
      <text:h text:style-name="P123" text:outline-level="2"><text:bookmark-start text:name="__RefHeading__1031_189174496"/>Death<text:bookmark-end text:name="__RefHeading__1031_189174496"/></text:h>
      <text:p text:style-name="P61">When someone dies, for how long do you keep backing up their files?</text:p>
      <text:p text:style-name="P52"/>
      <text:p text:style-name="P52">.</text:p>
      <text:p text:style-name="P52"/>
      <text:h text:style-name="P124" text:outline-level="2"><text:bookmark-start text:name="__RefHeading__873_189174496"/>Program Loops<text:bookmark-end text:name="__RefHeading__873_189174496"/></text:h>
      <text:p text:style-name="P5"><text:span text:style-name="T11">Imagine a computer program with no input; initial state can be pre-packaged. </text:span>When the program <text:span text:style-name="T12">is run, several things can happen:</text:span></text:p>
      <text:p text:style-name="P53"/>
      <text:p text:style-name="P53">Program ends by choosing so itself after a while. [see finite decimal fractions like 1/2,1/4,...]</text:p>
      <text:p text:style-name="P53"/>
      <text:p text:style-name="P53">Program runs forever in cycles of some length. [see repeated decimal fractions like 1/3,1/9,...]</text:p>
      <text:p text:style-name="P53"/>
      <text:p text:style-name="P53">Program discovers paradox - crashes, like when running out of memory. <text:s/>[see imaginary numbers like √-1, log(-1)]</text:p>
      <text:p text:style-name="P53"/>
      <text:p text:style-name="P10"><text:span text:style-name="T13">Program runs forever changes internal state in ever changing sequence.</text:span><text:span text:style-name="T28"> <text:s/></text:span><text:span text:style-name="T29">[see </text:span><text:span text:style-name="T46">irrational</text:span><text:span text:style-name="T47">s</text:span><text:span text:style-name="T46"> </text:span><text:span text:style-name="T29">√2, </text:span><text:span text:style-name="T30">e</text:span><text:span text:style-name="T37">, π]</text:span></text:p>
      <text:h text:style-name="P122" text:outline-level="2"><text:bookmark-start text:name="__RefHeading__875_189174496"/>Relativistic Ether <text:bookmark-end text:name="__RefHeading__875_189174496"/></text:h>
      <text:p text:style-name="P15"><text:span text:style-name="T10">Particular frequency </text:span><text:span text:style-name="T15">F</text:span><text:span text:style-name="T10"> <text:s/>has a corresponding wavelength </text:span><text:span text:style-name="T15">λ</text:span><text:span text:style-name="T10"> when propagating through ether at the constant speed of light </text:span><text:span text:style-name="T15">c</text:span><text:span text:style-name="T10">. </text:span></text:p>
      <text:p text:style-name="P24"/>
      <text:p text:style-name="P6"><text:span text:style-name="T15">λ</text:span><text:span text:style-name="T27"> =</text:span><text:span text:style-name="T15">c </text:span><text:span text:style-name="T17">t</text:span><text:span text:style-name="T25">0</text:span><text:span text:style-name="T17"> = c / F</text:span></text:p>
      <text:p text:style-name="P26"/>
      <text:p text:style-name="P15"><text:span text:style-name="T15">λ</text:span><text:span text:style-name="T10"> corresponds to apparent geometrical “size” or “scale” in percepted 3D space.</text:span></text:p>
      <text:p text:style-name="P24"/>
      <text:p text:style-name="P6"><text:span text:style-name="T15">λ</text:span><text:span text:style-name="T10"> </text:span><text:span text:style-name="T16">F</text:span><text:span text:style-name="T27"> =</text:span><text:span text:style-name="T15">c</text:span><text:span text:style-name="T10"> </text:span></text:p>
      <text:p text:style-name="P26"/>
      <text:p text:style-name="P15"><text:span text:style-name="T10">Time is relativistically bound to frequency. At constant </text:span><text:span text:style-name="T15">λ</text:span><text:span text:style-name="T10"> (geometrical size)</text:span></text:p>
      <text:p text:style-name="P24"/>
      <text:p text:style-name="P6"><text:span text:style-name="T17">t</text:span><text:span text:style-name="T25">0</text:span><text:span text:style-name="T17"> F = 1</text:span></text:p>
      <text:p text:style-name="P26"/>
      <text:p text:style-name="P15"><text:span text:style-name="T10">It follows, that if we increase F, we have to reduce </text:span><text:span text:style-name="T17">t</text:span><text:span text:style-name="T25">0</text:span><text:span text:style-name="T17"> </text:span><text:span text:style-name="T10"><text:s/>to keep the same geometrical <text:s/>scale.</text:span></text:p>
      <text:h text:style-name="P125" text:outline-level="2"><text:bookmark-start text:name="__RefHeading__877_189174496"/>Perceptive phenomena<text:bookmark-end text:name="__RefHeading__877_189174496"/></text:h>
      <text:p text:style-name="P31">Time and energy are illusions. So-called time moves forward in many contexts simultaneously, at different frequencies.</text:p>
      <text:p text:style-name="P31"/>
      <text:p text:style-name="P31">What we percieve as physical 3D space is a projection of the vibration of 4D ether at various frequencies in our perceptive time-space. This includes light, heat, sound.</text:p>
      <text:p text:style-name="P21"/>
      <text:p text:style-name="P36">History repeats itself. </text:p>
      <text:p text:style-name="P79">Different events repeat at different rate.</text:p>
      <text:p text:style-name="P22"/>
      <text:p text:style-name="P71">Imagine a clock, which calculates exact time from geographic coordinates. If you take it on a plane, time will appear to run at weird perceived speeds, at least according to the clock.</text:p>
      <text:h text:style-name="P121" text:outline-level="2"><text:bookmark-start text:name="__RefHeading__879_189174496"/>Resonance<text:bookmark-end text:name="__RefHeading__879_189174496"/></text:h>
      <text:p text:style-name="P32">Energy moves/is conserved when changing frequence, because of things like:</text:p>
      <text:p text:style-name="P21"/>
      <text:p text:style-name="P9"><text:span text:style-name="T10">sin(2</text:span><text:span text:style-name="T20">t</text:span><text:span text:style-name="T10">) = 2*sin(</text:span><text:span text:style-name="T20">t</text:span><text:span text:style-name="T10">)*cos(</text:span><text:span text:style-name="T20">t</text:span><text:span text:style-name="T10">)</text:span></text:p>
      <text:p text:style-name="P27"/>
      <text:p text:style-name="P21">also,</text:p>
      <text:p text:style-name="P21"/>
      <text:p text:style-name="P27"><text:span text:style-name="T61">∫</text:span>cos(<text:span text:style-name="T14">a</text:span> <text:span text:style-name="T14">t</text:span>) d<text:span text:style-name="T14">t </text:span>= 1/<text:span text:style-name="T14">a</text:span> sin(<text:span text:style-name="T14">a</text:span> <text:span text:style-name="T14">t</text:span>)</text:p>
      <text:p text:style-name="P27"/>
      <text:p text:style-name="P35">Aliasing in computer graphics due to sampling (analog to digital conversion) is also a form of resonance.</text:p>
      <text:p text:style-name="P21"/>
      <text:p text:style-name="P21">By increasing frequency, observable amplitude is decreased, while keeping same power. (check ?)</text:p>
      <text:p text:style-name="P21"/>
      <text:p text:style-name="P82"><text:span text:style-name="T1">Structured</text:span> number theory: Finite size formal system “algebra” for representing numbers as trees of primes.</text:p>
      <text:p text:style-name="Standard"/>
      <text:p text:style-name="Standard"/>
      <text:p text:style-name="P4">Natural numbers are compositions of prime numbers.</text:p>
      <text:p text:style-name="P4"/>
      <text:p text:style-name="P4">Natural numbers are software.</text:p>
      <text:p text:style-name="P4"/>
      <text:p text:style-name="P82">A bit is a quantum of time.</text:p>
      <text:p text:style-name="Standard">"[bit]" = 1</text:p>
      <text:p text:style-name="Standard"/>
      <text:p text:style-name="Standard"/>
      <text:p text:style-name="Standard">Universes can contain other universes.</text:p>
      <text:p text:style-name="Standard"/>
      <text:p text:style-name="Standard">Prime numbers are blueprints for cosmic machines.</text:p>
      <text:p text:style-name="Standard"/>
      <text:p text:style-name="Standard"/>
      <text:p text:style-name="P44"/>
      <text:h text:style-name="P126" text:outline-level="2"><text:bookmark-start text:name="__RefHeading__1010_189174496"/>Particles<text:bookmark-end text:name="__RefHeading__1010_189174496"/></text:h>
      <text:p text:style-name="Standard">Each particle is itself a universe.</text:p>
      <text:p text:style-name="Standard"/>
      <text:p text:style-name="P2">particle configuation</text:p>
      <text:p text:style-name="P2">q = (x:y:z:t)</text:p>
      <text:p text:style-name="P2">(x,y,z) - position of a particle in universe</text:p>
      <text:p text:style-name="P2">t - time in particle local time</text:p>
      <text:p text:style-name="P2"/>
      <text:p text:style-name="P2">E = q^2</text:p>
      <text:p text:style-name="P2">|E |= |q^2|</text:p>
      <text:p text:style-name="P2"/>
      <text:p text:style-name="P2">E = t^2 (for a static particle)</text:p>
      <text:p text:style-name="P2"/>
      <text:p text:style-name="P2">VF = c</text:p>
      <text:p text:style-name="P2"/>
      <text:h text:style-name="P127" text:outline-level="2"><text:bookmark-start text:name="__RefHeading___Toc1616_143055178"/>0 addition unit<text:bookmark-end text:name="__RefHeading___Toc1616_143055178"/></text:h>
      <text:h text:style-name="P112" text:outline-level="2"><text:bookmark-start text:name="__RefHeading___Toc1618_143055178"/>0 + x = x = x + 0<text:bookmark-end text:name="__RefHeading___Toc1618_143055178"/></text:h>
      <text:h text:style-name="P112" text:outline-level="2"><text:bookmark-start text:name="__RefHeading___Toc1620_143055178"/>0 = 1 / ∞<text:bookmark-end text:name="__RefHeading___Toc1620_143055178"/></text:h>
      <text:h text:style-name="P112" text:outline-level="2"><text:bookmark-start text:name="__RefHeading___Toc1622_143055178"/>0 = x + -x<text:bookmark-end text:name="__RefHeading___Toc1622_143055178"/></text:h>
      <text:h text:style-name="P112" text:outline-level="2"/>
      <text:h text:style-name="P113" text:outline-level="2"/>
      <text:h text:style-name="P133" text:outline-level="2"><text:bookmark-start text:name="__RefHeading__2582_189174496"/>1 multiplication unit<text:bookmark-end text:name="__RefHeading__2582_189174496"/></text:h>
      <text:p text:style-name="P90">1 * x = x <text:span text:style-name="T67">= x * 1</text:span></text:p>
      <text:p text:style-name="P99">1 = x ^ 0</text:p>
      <text:p text:style-name="P90"/>
      <text:p text:style-name="P87"><text:span text:style-name="T62">sin(</text:span><text:span text:style-name="T21">t</text:span><text:span text:style-name="T62">)^2 + cos(</text:span><text:span text:style-name="T21">t</text:span><text:span text:style-name="T62">)^2 = 1</text:span></text:p>
      <text:p text:style-name="P87"/>
      <text:p text:style-name="P99">x = 1 * x + 0 = x^0 * x^1 + 0</text:p>
      <text:h text:style-name="Heading_20_2" text:outline-level="2"><text:bookmark-start text:name="__RefHeading__1012_189174496"/><text:span text:style-name="T30">π</text:span><text:span text:style-name="T37"> </text:span><text:span text:style-name="T38">trigonometric unit</text:span><text:bookmark-end text:name="__RefHeading__1012_189174496"/></text:h>
      <text:p text:style-name="P86"><text:span text:style-name="T39">cos(t+</text:span><text:span text:style-name="T37">π</text:span><text:span text:style-name="T39">) = -cos(t)</text:span></text:p>
      <text:p text:style-name="P91"/>
      <text:p text:style-name="P78"><text:span text:style-name="T10">Sine and cosine are a a lot like </text:span><text:span text:style-name="T15">yes</text:span><text:span text:style-name="T10"> and </text:span><text:span text:style-name="T15">no</text:span><text:span text:style-name="T10">. </text:span></text:p>
      <text:p text:style-name="P37">see Boolean algebra.</text:p>
      <text:p text:style-name="P62"/>
      <text:p text:style-name="P63"/>
      <text:h text:style-name="P128" text:outline-level="2"><text:bookmark-start text:name="__RefHeading__1014_189174496"/><text:span text:style-name="T18">i</text:span><text:span text:style-name="T51"> imaginary unit</text:span><text:bookmark-end text:name="__RefHeading__1014_189174496"/></text:h>
      <text:p text:style-name="P89"><text:span text:style-name="T19">i * i </text:span><text:span text:style-name="T6">=</text:span><text:span text:style-name="T22"> </text:span><text:span text:style-name="T19">i </text:span><text:span text:style-name="T60">^ 2 = -1</text:span></text:p>
      <text:p text:style-name="P93"/>
      <text:p text:style-name="P7"><text:span text:style-name="T29">√</text:span><text:span text:style-name="T32">i</text:span><text:span text:style-name="T48"> = (1+</text:span><text:span text:style-name="T32">i</text:span><text:span text:style-name="T48">) / </text:span><text:span text:style-name="T29">√</text:span><text:span text:style-name="T48">2</text:span></text:p>
      <text:p text:style-name="P64"/>
      <text:p text:style-name="P8"><text:span text:style-name="T49">1 + </text:span><text:span text:style-name="T33">i</text:span><text:span text:style-name="T49"> <text:s/>= ( 2</text:span><text:span text:style-name="T33">i </text:span><text:span text:style-name="T49">)^(1/2)</text:span></text:p>
      <text:p text:style-name="P65"/>
      <text:p text:style-name="P68"><text:span text:style-name="T14">i j k</text:span> = -1</text:p>
      <text:p text:style-name="P68"/>
      <text:p text:style-name="P68"/>
      <text:h text:style-name="Heading_20_2" text:outline-level="2"><text:bookmark-start text:name="__RefHeading__1016_189174496"/><text:span text:style-name="T31">e </text:span><text:span text:style-name="T38">logarithmic unit</text:span><text:bookmark-end text:name="__RefHeading__1016_189174496"/></text:h>
      <text:p text:style-name="P28"><text:span text:style-name="T40">∫ </text:span><text:span text:style-name="T34">e</text:span><text:span text:style-name="T41">^</text:span><text:span text:style-name="T34">t <text:s/></text:span><text:span text:style-name="T41">d</text:span><text:span text:style-name="T34">t = e^t</text:span></text:p>
      <text:p text:style-name="P66"/>
      <text:p text:style-name="P66"/>
      <text:p text:style-name="P30"><text:span text:style-name="T35">e^R </text:span><text:span text:style-name="T42"><text:s/>* ( cos(</text:span><text:span text:style-name="T35">t</text:span><text:span text:style-name="T42">)+</text:span><text:span text:style-name="T35">i</text:span><text:span text:style-name="T42"> * sin(</text:span><text:span text:style-name="T35">t</text:span><text:span text:style-name="T42">) ) </text:span><text:span text:style-name="T45">= </text:span><text:span text:style-name="T35">e^ </text:span><text:span text:style-name="T42">( </text:span><text:span text:style-name="T35">R + i * t </text:span><text:span text:style-name="T42">)</text:span></text:p>
      <text:p text:style-name="P67"/>
      <text:p text:style-name="P29"><text:span text:style-name="T36">e ^ ( i * </text:span><text:span text:style-name="T30">π</text:span><text:span text:style-name="T44">) + 1 = 0</text:span></text:p>
      <text:h text:style-name="Heading_20_2" text:outline-level="2"><text:bookmark-start text:name="__RefHeading__1018_189174496"/><text:span text:style-name="T37">Φ </text:span><text:span text:style-name="T38">golden ratio</text:span><text:bookmark-end text:name="__RefHeading__1018_189174496"/></text:h>
      <text:p text:style-name="P92"/>
      <text:p text:style-name="P92">a : b = b : ( a + b ) = Φ</text:p>
      <text:p text:style-name="P92">Φ = 1.6180339887...</text:p>
      <text:p text:style-name="P92"/>
      <text:p text:style-name="P92">a * ( a + b ) = b * b</text:p>
      <text:p text:style-name="P92"/>
      <text:p text:style-name="P88"><text:span text:style-name="T43">2 * Φ = 1 + </text:span><text:span text:style-name="T37">√</text:span><text:span text:style-name="T43">5</text:span></text:p>
      <text:p text:style-name="P92">Φ + 1 = <text:s/>Φ ^ 2</text:p>
      <text:p text:style-name="P92"/>
      <text:h text:style-name="P116" text:outline-level="1"><text:bookmark-start text:name="__RefHeading__881_189174496"/>Machines<text:bookmark-end text:name="__RefHeading__881_189174496"/></text:h>
      <text:h text:style-name="P131" text:outline-level="2"><text:bookmark-start text:name="__RefHeading__883_189174496"/><text:span text:style-name="T50">ℕ</text:span><text:span text:style-name="T26">15</text:span><text:bookmark-end text:name="__RefHeading__883_189174496"/></text:h>
      <text:p text:style-name="P2">0 = (0)</text:p>
      <text:p text:style-name="P2">1 = (1+0)</text:p>
      <text:p text:style-name="P2">2 = 1+1 <text:span text:style-name="T9">= 1*2</text:span></text:p>
      <text:p text:style-name="P2">3 = 1+2 <text:span text:style-name="T8">= 1*3 = 1+(1+1)</text:span></text:p>
      <text:p text:style-name="P2">4 = <text:span text:style-name="T8">1+3 = </text:span>2+2 = 2*2 = 2^2</text:p>
      <text:p text:style-name="P2">5 = 1+4 <text:span text:style-name="T8">= 1*5 = 1+2^2</text:span></text:p>
      <text:p text:style-name="P2">6 = 1+5 = 2*3 <text:span text:style-name="T52">= 1+(1+2^2)</text:span></text:p>
      <text:p text:style-name="P2">7 = 1+6 = 3+4 <text:span text:style-name="T8">= 1*7 = 1+(2+(2*2))</text:span></text:p>
      <text:p text:style-name="P2">8 = 1+7 = 4+4 = 2*4 = 2^3</text:p>
      <text:p text:style-name="P2">9 = 1+8 = 3*3</text:p>
      <text:p text:style-name="P2">10 = 1+9 = 2*5</text:p>
      <text:p text:style-name="P2">11 = 1+10</text:p>
      <text:p text:style-name="P2">12 = 3*4 = 3*(2^2)</text:p>
      <text:p text:style-name="P2">13 = 1+12</text:p>
      <text:p text:style-name="P2">14 = 2*7 = 2*(3+2*2) = 2*(3+(2+2))</text:p>
      <text:p text:style-name="P2">15 = 3*5</text:p>
      <text:h text:style-name="P131" text:outline-level="2"><text:bookmark-start text:name="__RefHeading__885_189174496"/>Q<text:span text:style-name="T53">(-1) pra algebra</text:span><text:bookmark-end text:name="__RefHeading__885_189174496"/></text:h>
      <text:p text:style-name="P11">["notation"; "paradoxes";"hypotheses"]</text:p>
      <text:p text:style-name="P40"/>
      <text:p text:style-name="Standard">[.,0,=,{},&lt;] ; ["alphabet"]</text:p>
      <text:p text:style-name="Standard"/>
      <text:p text:style-name="Standard">. &lt; 0 ; <text:s/>["algebra"]</text:p>
      <text:p text:style-name="Standard">0 = () ; <text:s/>["paradox"]</text:p>
      <text:p text:style-name="Standard">() = 1 ; ["existance"]</text:p>
      <text:p text:style-name="Standard">() = ({},{})</text:p>
      <text:p text:style-name="Standard">. = 0 = ()</text:p>
      <text:p text:style-name="Standard"/>
      <text:p text:style-name="Standard">0 = 1</text:p>
      <text:p text:style-name="Standard"/>
      <text:p text:style-name="Standard"/>
      <text:h text:style-name="P131" text:outline-level="2"><text:bookmark-start text:name="__RefHeading__887_189174496"/>Q<text:span text:style-name="T53">(</text:span>0<text:span text:style-name="T53">)</text:span> void <text:bookmark-end text:name="__RefHeading__887_189174496"/></text:h>
      <text:p text:style-name="P11">["start","algebra"]</text:p>
      <text:p text:style-name="P1"/>
      <text:p text:style-name="Standard">({},end)</text:p>
      <text:p text:style-name="Standard">Paradox: end is not in {}</text:p>
      <text:p text:style-name="Standard"/>
      <text:p text:style-name="P41"/>
      <text:h text:style-name="P131" text:outline-level="2"><text:bookmark-start text:name="__RefHeading__889_189174496"/>Q<text:span text:style-name="T53">(</text:span>1<text:span text:style-name="T53">)</text:span> constants<text:bookmark-end text:name="__RefHeading__889_189174496"/></text:h>
      <text:p text:style-name="P12">["truths";"axioms";"believing"]</text:p>
      <text:p text:style-name="Standard">A={"cancel"}</text:p>
      <text:p text:style-name="Standard"/>
      <text:p text:style-name="Standard">({1},1)</text:p>
      <text:p text:style-name="Standard">({q},q)</text:p>
      <text:p text:style-name="Standard"/>
      <text:p text:style-name="Standard">({x},x) =&gt; x ; ["simplification";"end";"death"]</text:p>
      <text:p text:style-name="Standard">({"now"},"now"} = "now"</text:p>
      <text:p text:style-name="Standard"/>
      <text:p text:style-name="Standard">Principle: "Paradox powers the oscillator"</text:p>
      <text:p text:style-name="Standard">Paradox is an oscillator with infinite frequency.</text:p>
      <text:p text:style-name="Standard"/>
      <text:p text:style-name="Standard"/>
      <text:h text:style-name="P131" text:outline-level="2"><text:bookmark-start text:name="__RefHeading__891_189174496"/>Q<text:span text:style-name="T53">(</text:span>2<text:span text:style-name="T53">)</text:span> oscillator <text:bookmark-end text:name="__RefHeading__891_189174496"/></text:h>
      <text:p text:style-name="P12">["running program";"life";"time";"natural numbers";"energy";"result"]</text:p>
      <text:p text:style-name="Standard">Octave</text:p>
      <text:p text:style-name="Standard">N = {"true","false"}</text:p>
      <text:p text:style-name="Standard"/>
      <text:p text:style-name="Standard"/>
      <text:p text:style-name="Standard">Principle: "you want to live, but your environment want you to die"</text:p>
      <text:p text:style-name="Standard"/>
      <text:p text:style-name="Standard">(N,q+1 mod abs(N)) <text:s/>; <text:s/>["counter"]</text:p>
      <text:p text:style-name="Standard"/>
      <text:p text:style-name="Standard">({true,false},not q)</text:p>
      <text:p text:style-name="Standard">({1,0},1-q) ; <text:s text:c="2"/>["cosine";"inverter";"clock";"diode"]</text:p>
      <text:p text:style-name="Standard">({-1,1},-q) <text:s/>; <text:s text:c="2"/>["binary logic";"not";"digital"]</text:p>
      <text:p text:style-name="Standard"/>
      <text:p text:style-name="Standard">({cos(q),sin(q)},sqrt(1-sin(q)^2)) ; sin(q)^2 + cos(q)^2 = 1^2</text:p>
      <text:p text:style-name="Standard"/>
      <text:p text:style-name="Standard"><text:soft-page-break/>({cos(q),sin(q)},T(q))</text:p>
      <text:p text:style-name="Standard"/>
      <text:p text:style-name="Standard">T is any function which inverts the selection q. </text:p>
      <text:p text:style-name="Standard">T can be analog or digital computer program which takes some deterministic steps to compute the result.</text:p>
      <text:p text:style-name="Standard"/>
      <text:p text:style-name="Standard">{1,i} ; bases for complex numbers</text:p>
      <text:p text:style-name="Standard"/>
      <text:p text:style-name="Standard">{rational, transcendent}</text:p>
      <text:p text:style-name="Standard">{real, imaginary} </text:p>
      <text:p text:style-name="Standard">{"question","answer"}</text:p>
      <text:p text:style-name="Standard">{"inside","outside"}</text:p>
      <text:p text:style-name="Standard">{"yin","yang"}</text:p>
      <text:p text:style-name="Standard">{0,"infinity"}</text:p>
      <text:p text:style-name="Standard">{"+","-"} ; electric charge in atoms</text:p>
      <text:p text:style-name="Standard">{"digital","analog"}</text:p>
      <text:p text:style-name="Standard">{"past","future"}</text:p>
      <text:p text:style-name="Standard">{"electric","magnetic"}</text:p>
      <text:p text:style-name="Standard">{relation,inverse relation}</text:p>
      <text:h text:style-name="P131" text:outline-level="2"><text:bookmark-start text:name="__RefHeading__893_189174496"/>Q<text:span text:style-name="T53">(</text:span>3<text:span text:style-name="T53">)</text:span> relation<text:bookmark-end text:name="__RefHeading__893_189174496"/></text:h>
      <text:p text:style-name="Standard">3 = 1 + 2 = 1 * 3</text:p>
      <text:p text:style-name="Standard"/>
      <text:p text:style-name="Standard">{"philosophy";"science";"art";"religion";"theory"}</text:p>
      <text:p text:style-name="Standard">fifth (music)</text:p>
      <text:p text:style-name="P3">transistor</text:p>
      <text:p text:style-name="P3"/>
      <text:p text:style-name="Standard">{-1,0,1}</text:p>
      <text:p text:style-name="Standard">{n,1,1/n} ; "resonance"</text:p>
      <text:p text:style-name="Standard">{0,1,i}</text:p>
      <text:p text:style-name="Standard">{0,1,2} <text:s/>; "phasor", "sawtooth"</text:p>
      <text:p text:style-name="Standard">{a,b,a+b}</text:p>
      <text:p text:style-name="P3">{"red","green","blue"}</text:p>
      <text:p text:style-name="P3">["begin",{"no","yes","maybe"},"end"]</text:p>
      <text:p text:style-name="Standard">{"past","now","future"}</text:p>
      <text:p text:style-name="P3">{"no","yes","cancel"}</text:p>
      <text:p text:style-name="P3">{"left","right","forward"}</text:p>
      <text:p text:style-name="P3"/>
      <text:p text:style-name="Standard">um = duh + razum (Kosovel)</text:p>
      <text:p text:style-name="Standard"><text:soft-page-break/>guest + host = ghost (Duchamp)</text:p>
      <text:p text:style-name="Standard">philosophy = science + religion</text:p>
      <text:p text:style-name="Standard">science ≠ religion</text:p>
      <text:h text:style-name="P131" text:outline-level="2"><text:bookmark-start text:name="__RefHeading__895_189174496"/>U<text:span text:style-name="T53">(</text:span>4<text:span text:style-name="T53">)</text:span> memory<text:bookmark-end text:name="__RefHeading__895_189174496"/></text:h>
      <text:p text:style-name="Standard">memory, existence, believing</text:p>
      <text:p text:style-name="Standard">O = "+"</text:p>
      <text:p text:style-name="Standard">4 = 2 + 2 = 2 * 2 <text:span text:style-name="T69">= 2 ^ 2</text:span></text:p>
      <text:p text:style-name="Standard">{1,-1,i,-i} = {1,-1}*{1,i}</text:p>
      <text:p text:style-name="Standard">{1,i,j,k} ; quaternions</text:p>
      <text:p text:style-name="Standard"/>
      <text:p text:style-name="Standard"/>
      <text:p text:style-name="Standard">{"return(true)","return(false)","fork()","abort()"}</text:p>
      <text:p text:style-name="Standard">{"yes","no","maybe","cancel"}</text:p>
      <text:p text:style-name="Standard">{"yes","no","don't know","pointless question"}</text:p>
      <text:p text:style-name="Standard">{"+","*","^"}</text:p>
      <text:p text:style-name="Standard"/>
      <text:p text:style-name="Standard"/>
      <text:h text:style-name="P131" text:outline-level="2"><text:bookmark-start text:name="__RefHeading__1005_189174496"/>U<text:span text:style-name="T53">(</text:span>5<text:span text:style-name="T53">)</text:span> resonance<text:bookmark-end text:name="__RefHeading__1005_189174496"/></text:h>
      <text:p text:style-name="Standard">major third (music, <text:span text:style-name="T54">F * 5/4</text:span>)</text:p>
      <text:p text:style-name="Standard">5 = 1 + 4 = 1 * 5</text:p>
      <text:p text:style-name="Standard">{0,1,-1,i,-i}</text:p>
      <text:p text:style-name="Standard">[1,0,i,0,-1,0,-i,0]</text:p>
      <text:p text:style-name="Standard"/>
      <text:p text:style-name="Standard">golden ratio phi</text:p>
      <text:p text:style-name="Standard">1:phi = phi:1-phi ; "resonance"</text:p>
      <text:p text:style-name="Standard"/>
      <text:p text:style-name="P13"/>
      <text:p text:style-name="P13"/>
      <text:h text:style-name="P129" text:outline-level="2"><text:bookmark-start text:name="__RefHeading__899_189174496"/>Higher levels<text:bookmark-end text:name="__RefHeading__899_189174496"/></text:h>
      <text:p text:style-name="Standard">U6 "tesla coil"</text:p>
      <text:p text:style-name="Standard">6 = 1 + 5 = 2 * 3</text:p>
      <text:p text:style-name="Standard"/>
      <text:p text:style-name="Standard">U7</text:p>
      <text:p text:style-name="Standard">7 = 4+3 = 2*2 + 3</text:p>
      <text:p text:style-name="Standard"/>
      <text:p text:style-name="Standard">U8</text:p>
      <text:p text:style-name="Standard">8 = 2*2*2 = 5+3 = 2*3+2</text:p>
      <text:p text:style-name="Standard"/>
      <text:p text:style-name="Standard">U9</text:p>
      <text:p text:style-name="Standard">9 = 3*3</text:p>
      <text:p text:style-name="Standard"/>
      <text:p text:style-name="Standard">U10</text:p>
      <text:p text:style-name="Standard">10 = 2*5</text:p>
      <text:p text:style-name="Standard"/>
      <text:p text:style-name="P54"/>
      <text:p text:style-name="P83">U11</text:p>
      <text:p text:style-name="P55">11=1+2+3+5</text:p>
      <text:p text:style-name="P14">1+2+3/2+5/4 <text:span text:style-name="T55">[</text:span>C Major chord (c:e:g:c1)<text:span text:style-name="T55">]</text:span></text:p>
      <text:p text:style-name="P54"/>
      <text:p text:style-name="P54">U16</text:p>
      <text:p text:style-name="P54">16 = 2^4 = 2^(2^2)</text:p>
      <text:p text:style-name="P54"/>
      <text:p text:style-name="P54">U17</text:p>
      <text:p text:style-name="P54">Number of elementary particles in standard model</text:p>
      <text:p text:style-name="P54"/>
      <text:p text:style-name="P85">Noise</text:p>
      <text:p text:style-name="P69"/>
      <text:h text:style-name="P134" text:outline-level="2"><text:bookmark-start text:name="__RefHeading___Toc1624_143055178"/>Suita<text:bookmark-end text:name="__RefHeading___Toc1624_143055178"/></text:h>
      <text:p text:style-name="P81">0. aplikacija</text:p>
      <text:p text:style-name="P69">I. preluda</text:p>
      <text:p text:style-name="P69">II. invencija</text:p>
      <text:p text:style-name="P69">III. interluda</text:p>
      <text:p text:style-name="P69">IIII. fuga</text:p>
      <text:p text:style-name="P69">V. coda</text:p>
      <text:p text:style-name="P69"/>
      <text:p text:style-name="P69"/>
      <text:p text:style-name="P84">Tracks</text:p>
      <text:p text:style-name="P72"/>
      <text:p text:style-name="P72">...novo sonce...</text:p>
      <text:p text:style-name="P72">Gesamtkraftwerkprinzip</text:p>
      <text:p text:style-name="P72">...golobi...</text:p>
      <text:p text:style-name="P72"/>
      <text:h text:style-name="P131" text:outline-level="2"><text:bookmark-start text:name="__RefHeading___Toc1626_143055178"/>Ho<text:span text:style-name="T64">TT</text:span> topics<text:bookmark-end text:name="__RefHeading___Toc1626_143055178"/></text:h>
      <text:p text:style-name="P96">Truth</text:p>
      <text:p text:style-name="P95">Type theory</text:p>
      <text:p text:style-name="P94">Topology</text:p>
      <text:p text:style-name="P95"><text:span text:style-name="T63">Projective </text:span>Geom<text:span text:style-name="T63">e</text:span>try</text:p>
      <text:p text:style-name="P94">Induction</text:p>
      <text:p text:style-name="P94">Equivalence</text:p>
      <text:p text:style-name="P94">Ontology</text:p>
      <text:h text:style-name="Heading_20_2" text:outline-level="2"><text:bookmark-start text:name="__RefHeading___Toc1628_143055178"/>Classics<text:bookmark-end text:name="__RefHeading___Toc1628_143055178"/></text:h>
      <text:p text:style-name="P96">Truth</text:p>
      <text:p text:style-name="P96">Geometry</text:p>
      <text:p text:style-name="P96">Counting</text:p>
      <text:p text:style-name="P96">Logic</text:p>
      <text:p text:style-name="P95">Numerology</text:p>
      <text:p text:style-name="P96">Trigonometry</text:p>
      <text:p text:style-name="P96">Algebra</text:p>
      <text:p text:style-name="P96">Calculus</text:p>
      <text:p text:style-name="P96"/>
      <text:p text:style-name="P103"/>
      <text:p text:style-name="P102"/>
      <text:p text:style-name="P102"/>
      <text:p text:style-name="P102"/>
      <text:p text:style-name="P102"/>
      <text:p text:style-name="P102"/>
      <text:p text:style-name="P102"/>
      <text:p text:style-name="P102"/>
      <text:p text:style-name="P102"/>
      <text:p text:style-name="P102">Two universes communicating</text:p>
      <text:p text:style-name="P101"/>
      <text:p text:style-name="P101">○□○</text:p>
      <text:p text:style-name="P101"/>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a1" svg:font-family="Symbola" style:font-adornments="Bold" style:font-pitch="variable" style:font-charset="x-symbol"/>
    <style:font-face style:name="Symbola" svg:font-family="Symbola" style:font-adornments="Regular" style:font-pitch="variable" style:font-charset="x-symbol"/>
    <style:font-face style:name="Helvetica Neue1" svg:font-family="'Helvetica Neue'" style:font-pitch="variable"/>
    <style:font-face style:name="Helvetica Neue" svg:font-family="'Helvetica Neue'" style:font-adornments="Bold" style:font-pitch="variable"/>
    <style:font-face style:name="Symbola2"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ymbola" fo:font-family="Symbola" style:font-style-name="Regular" style:font-pitch="variable" style:font-charset="x-symbol"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style:font-name="Helvetica Neue" fo:font-family="'Helvetica Neue'" style:font-style-name="Bold"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01in" fo:margin-bottom="0.5in" loext:contextual-spacing="false" style:page-number="auto" fo:break-before="page"/>
      <style:text-properties style:font-name="Symbola1" fo:font-family="Symbola" style:font-style-name="Bold" style:font-pitch="variable" style:font-charset="x-symbol"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3.67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3.47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Helvetica Neue" fo:font-family="'Helvetica Neue'" style:font-style-name="Bol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itation" style:family="paragraph" style:parent-style-name="Standard">
      <style:text-properties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75in" fo:page-height="4.75in" style:num-format="1" style:print-orientation="portrait" fo:margin-top="0.4791in" fo:margin-bottom="0.5252in" fo:margin-left="0.6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8T21:30:42</meta:creation-date>
    <dc:date>2016-08-30T23:40:40.669600536</dc:date>
    <meta:editing-duration>P28DT18H17M50S</meta:editing-duration>
    <meta:editing-cycles>136</meta:editing-cycles>
    <meta:generator>LibreOffice/5.1.4.2$Linux_X86_64 LibreOffice_project/10m0$Build-2</meta:generator>
    <meta:document-statistic meta:table-count="0" meta:image-count="0" meta:object-count="0" meta:page-count="49" meta:paragraph-count="355" meta:word-count="1973" meta:character-count="11125" meta:non-whitespace-character-count="9460"/>
  </office:meta>
</office:document-meta>
</file>